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14.878cm"/>
    </style:style>
    <style:style style:name="co4" style:family="table-column">
      <style:table-column-properties fo:break-before="auto" style:column-width="18.31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/>
    <style:style style:name="ce3" style:family="table-cell" style:parent-style-name="Default" style:data-style-name="N4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40"/>
    <style:style style:name="ce5" style:family="table-cell" style:parent-style-name="Default" style:data-style-name="N129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ext-properties style:font-name="Arial" fo:language="en" fo:country="US" style:font-name-asian="Courier New" style:language-asian="en" style:country-asian="US" style:font-name-complex="Courier New" style:font-size-complex="5.65000009536743pt" style:language-complex="en" style:country-complex="US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um</text:p>
          </table:table-cell>
          <table:table-cell table:style-name="ce3" office:value-type="string">
            <text:p>von</text:p>
          </table:table-cell>
          <table:table-cell table:style-name="ce3" office:value-type="string">
            <text:p>bis</text:p>
          </table:table-cell>
          <table:table-cell table:style-name="ce3" office:value-type="string">
            <text:p>zeit</text:p>
          </table:table-cell>
          <table:table-cell table:style-name="ce6" office:value-type="string">
            <text:p>Tätigkeit</text:p>
          </table:table-cell>
          <table:table-cell/>
        </table:table-row>
        <table:table-row table:style-name="ro1">
          <table:table-cell office:value-type="date" office:date-value="2011-09-11">
            <text:p>2011-09-11</text:p>
          </table:table-cell>
          <table:table-cell office:value-type="time" office:time-value="PT11H30M00S">
            <text:p>11:30</text:p>
          </table:table-cell>
          <table:table-cell office:value-type="time" office:time-value="PT14H00M00S">
            <text:p>14:00</text:p>
          </table:table-cell>
          <table:table-cell table:formula="of:=[.C2]-[.B2]" office:value-type="time" office:time-value="PT02H30M00S">
            <text:p>02:30</text:p>
          </table:table-cell>
          <table:table-cell office:value-type="string">
            <text:p>auto play of youtube playlist on start page, non-dongle login for user 'werner'</text:p>
          </table:table-cell>
          <table:table-cell/>
        </table:table-row>
        <table:table-row table:style-name="ro1">
          <table:table-cell office:value-type="date" office:date-value="2011-09-14">
            <text:p>2011-09-14</text:p>
          </table:table-cell>
          <table:table-cell office:value-type="time" office:time-value="PT18H00M00S">
            <text:p>18:00</text:p>
          </table:table-cell>
          <table:table-cell office:value-type="time" office:time-value="PT21H00M00S">
            <text:p>21:00</text:p>
          </table:table-cell>
          <table:table-cell table:formula="of:=[.C3]-[.B3]" office:value-type="time" office:time-value="PT03H00M00S">
            <text:p>03:00</text:p>
          </table:table-cell>
          <table:table-cell office:value-type="string">
            <text:p>meeting with edi</text:p>
          </table:table-cell>
          <table:table-cell/>
        </table:table-row>
        <table:table-row table:style-name="ro1">
          <table:table-cell office:value-type="date" office:date-value="2011-09-16">
            <text:p>2011-09-16</text:p>
          </table:table-cell>
          <table:table-cell office:value-type="time" office:time-value="PT17H00M00S">
            <text:p>17:00</text:p>
          </table:table-cell>
          <table:table-cell office:value-type="time" office:time-value="PT19H30M00S">
            <text:p>19:30</text:p>
          </table:table-cell>
          <table:table-cell table:formula="of:=[.C4]-[.B4]" office:value-type="time" office:time-value="PT02H30M00S">
            <text:p>02:30</text:p>
          </table:table-cell>
          <table:table-cell office:value-type="string">
            <text:p>ChangeInfo – getting into the frameworks</text:p>
          </table:table-cell>
          <table:table-cell/>
        </table:table-row>
        <table:table-row table:style-name="ro1">
          <table:table-cell office:value-type="date" office:date-value="2011-09-18">
            <text:p>2011-09-18</text:p>
          </table:table-cell>
          <table:table-cell office:value-type="time" office:time-value="PT14H00M00S">
            <text:p>14:00</text:p>
          </table:table-cell>
          <table:table-cell office:value-type="time" office:time-value="PT18H00M00S">
            <text:p>18:00</text:p>
          </table:table-cell>
          <table:table-cell table:formula="of:=[.C5]-[.B5]" office:value-type="time" office:time-value="PT04H00M00S">
            <text:p>04:00</text:p>
          </table:table-cell>
          <table:table-cell office:value-type="string">
            <text:p>ChangeInfo – getting into and first design, analysing workflow problems</text:p>
          </table:table-cell>
          <table:table-cell/>
        </table:table-row>
        <table:table-row table:style-name="ro1">
          <table:table-cell office:value-type="date" office:date-value="2011-09-20">
            <text:p>2011-09-20</text:p>
          </table:table-cell>
          <table:table-cell office:value-type="time" office:time-value="PT19H30M00S">
            <text:p>19:30</text:p>
          </table:table-cell>
          <table:table-cell office:value-type="time" office:time-value="PT22H30M00S">
            <text:p>22:30</text:p>
          </table:table-cell>
          <table:table-cell table:formula="of:=[.C6]-[.B6]" office:value-type="time" office:time-value="PT03H00M00S">
            <text:p>03:00</text:p>
          </table:table-cell>
          <table:table-cell office:value-type="string">
            <text:p>ChangeInfo – display the lis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1H30M00S">
            <text:p>11:30</text:p>
          </table:table-cell>
          <table:table-cell office:value-type="time" office:time-value="PT12H15M00S">
            <text:p>12:15</text:p>
          </table:table-cell>
          <table:table-cell table:formula="of:=[.C7]-[.B7]" office:value-type="time" office:time-value="PT00H45M00S">
            <text:p>00:45</text:p>
          </table:table-cell>
          <table:table-cell office:value-type="string">
            <text:p>mute youtube videos by default</text:p>
          </table:table-cell>
          <table:table-cell/>
        </table:table-row>
        <table:table-row table:style-name="ro1">
          <table:table-cell office:value-type="date" office:date-value="2011-09-23">
            <text:p>2011-09-23</text:p>
          </table:table-cell>
          <table:table-cell office:value-type="time" office:time-value="PT15H15M00S">
            <text:p>15:15</text:p>
          </table:table-cell>
          <table:table-cell office:value-type="time" office:time-value="PT20H00M00S">
            <text:p>20:00</text:p>
          </table:table-cell>
          <table:table-cell table:formula="of:=[.C8]-[.B8]" office:value-type="time" office:time-value="PT04H45M00S">
            <text:p>04:45</text:p>
          </table:table-cell>
          <table:table-cell office:value-type="string">
            <text:p>introducing article-DAO and -class</text:p>
          </table:table-cell>
          <table:table-cell/>
        </table:table-row>
        <table:table-row table:style-name="ro1">
          <table:table-cell office:value-type="date" office:date-value="2011-09-24">
            <text:p>2011-09-24</text:p>
          </table:table-cell>
          <table:table-cell office:value-type="time" office:time-value="PT15H00M00S">
            <text:p>15:00</text:p>
          </table:table-cell>
          <table:table-cell office:value-type="time" office:time-value="PT21H00M00S">
            <text:p>21:00</text:p>
          </table:table-cell>
          <table:table-cell table:formula="of:=[.C9]-[.B9]" office:value-type="time" office:time-value="PT06H00M00S">
            <text:p>06:00</text:p>
          </table:table-cell>
          <table:table-cell office:value-type="string">
            <text:p>Save Articles (copy, delete from ChangeInfoList)</text:p>
          </table:table-cell>
          <table:table-cell/>
        </table:table-row>
        <table:table-row table:style-name="ro1">
          <table:table-cell office:value-type="date" office:date-value="2011-09-25">
            <text:p>2011-09-25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0]-[.B10]" office:value-type="time" office:time-value="PT02H00M00S">
            <text:p>02:00</text:p>
          </table:table-cell>
          <table:table-cell office:value-type="string">
            <text:p>finalization, test, show to Iris, change BBFO logo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:.D10])" office:value-type="time" office:time-value="PT28H30M00S">
            <text:p>28:30</text:p>
          </table:table-cell>
          <table:table-cell table:style-name="ce7" office:value-type="string">
            <text:p>Verrechnet: 20:00, 1600 EUR kassier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8H30M00S">
            <text:p>18:30</text:p>
          </table:table-cell>
          <table:table-cell office:value-type="time" office:time-value="PT19H00M00S">
            <text:p>19:00</text:p>
          </table:table-cell>
          <table:table-cell table:formula="of:=[.C13]-[.B13]" office:value-type="time" office:time-value="PT00H30M00S">
            <text:p>00:30</text:p>
          </table:table-cell>
          <table:table-cell office:value-type="string">
            <text:p>change: AT/DE admin does not change IT data</text:p>
          </table:table-cell>
          <table:table-cell/>
        </table:table-row>
        <table:table-row table:style-name="ro1">
          <table:table-cell office:value-type="date" office:date-value="2011-10-07">
            <text:p>2011-10-07</text:p>
          </table:table-cell>
          <table:table-cell office:value-type="time" office:time-value="PT19H00M00S">
            <text:p>19:00</text:p>
          </table:table-cell>
          <table:table-cell office:value-type="time" office:time-value="PT22H15M00S">
            <text:p>22:15</text:p>
          </table:table-cell>
          <table:table-cell table:formula="of:=[.C14]-[.B14]" office:value-type="time" office:time-value="PT03H15M00S">
            <text:p>03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08">
            <text:p>2011-10-08</text:p>
          </table:table-cell>
          <table:table-cell office:value-type="time" office:time-value="PT10H00M00S">
            <text:p>10:00</text:p>
          </table:table-cell>
          <table:table-cell office:value-type="time" office:time-value="PT11H15M00S">
            <text:p>11:15</text:p>
          </table:table-cell>
          <table:table-cell table:formula="of:=[.C15]-[.B15]" office:value-type="time" office:time-value="PT01H15M00S">
            <text:p>01:15</text:p>
          </table:table-cell>
          <table:table-cell office:value-type="string">
            <text:p>translation according to screenshots</text:p>
          </table:table-cell>
          <table:table-cell/>
        </table:table-row>
        <table:table-row table:style-name="ro1">
          <table:table-cell office:value-type="date" office:date-value="2011-10-19">
            <text:p>2011-10-19</text:p>
          </table:table-cell>
          <table:table-cell office:value-type="time" office:time-value="PT18H15M00S">
            <text:p>18:15</text:p>
          </table:table-cell>
          <table:table-cell office:value-type="time" office:time-value="PT19H00M00S">
            <text:p>19:00</text:p>
          </table:table-cell>
          <table:table-cell table:formula="of:=[.C16]-[.B16]" office:value-type="time" office:time-value="PT00H45M00S">
            <text:p>00:45</text:p>
          </table:table-cell>
          <table:table-cell office:value-type="string">
            <text:p>translation of dongle error message</text:p>
          </table:table-cell>
          <table:table-cell/>
        </table:table-row>
        <table:table-row table:style-name="ro1">
          <table:table-cell office:value-type="date" office:date-value="2011-10-20">
            <text:p>2011-10-20</text:p>
          </table:table-cell>
          <table:table-cell office:value-type="time" office:time-value="PT19H00M00S">
            <text:p>19:00</text:p>
          </table:table-cell>
          <table:table-cell office:value-type="time" office:time-value="PT19H15M00S">
            <text:p>19:15</text:p>
          </table:table-cell>
          <table:table-cell table:formula="of:=[.C17]-[.B17]" office:value-type="time" office:time-value="PT00H15M00S">
            <text:p>00:15</text:p>
          </table:table-cell>
          <table:table-cell office:value-type="string">
            <text:p>translation of dongle error message (testing)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18]-[.B18]" office:value-type="time" office:time-value="PT01H30M00S">
            <text:p>01:30</text:p>
          </table:table-cell>
          <table:table-cell office:value-type="string">
            <text:p>translation of login-error message, ChangeInfo – changes</text:p>
          </table:table-cell>
          <table:table-cell/>
        </table:table-row>
        <table:table-row table:style-name="ro1">
          <table:table-cell office:value-type="date" office:date-value="2011-10-31">
            <text:p>2011-10-31</text:p>
          </table:table-cell>
          <table:table-cell office:value-type="time" office:time-value="PT14H00M00S">
            <text:p>14:00</text:p>
          </table:table-cell>
          <table:table-cell office:value-type="time" office:time-value="PT19H30M00S">
            <text:p>19:30</text:p>
          </table:table-cell>
          <table:table-cell table:formula="of:=[.C19]-[.B19]" office:value-type="time" office:time-value="PT05H30M00S">
            <text:p>05:30</text:p>
          </table:table-cell>
          <table:table-cell office:value-type="string">
            <text:p>ChangeInfo – changes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13:.D19])" office:value-type="time" office:time-value="PT13H00M00S">
            <text:p>13:00</text:p>
          </table:table-cell>
          <table:table-cell table:style-name="ce6" office:value-type="string">
            <text:p>1040 EUR, kassiert</text:p>
          </table:table-cell>
          <table:table-cell/>
        </table:table-row>
        <table:table-row table:style-name="ro1">
          <table:table-cell table:number-columns-repeated="3"/>
          <table:table-cell table:style-name="ce5" table:formula="of:=SUM([.D22:.D78])" office:value-type="time" office:time-value="PT120H00M00S">
            <text:p>120:00</text:p>
          </table:table-cell>
          <table:table-cell table:formula="of:=((DAY([.D21])+1)*24+HOUR([.D21]))*80" office:value-type="float" office:value="9600">
            <text:p>9600</text:p>
          </table:table-cell>
          <table:table-cell office:value-type="string">
            <text:p>Ausgemacht: 8250 inklusive 280 fuer andi</text:p>
          </table:table-cell>
        </table:table-row>
        <table:table-row table:style-name="ro1">
          <table:table-cell office:value-type="date" office:date-value="2011-11-01">
            <text:p>2011-11-01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22]-[.B22]" office:value-type="time" office:time-value="PT00H30M00S">
            <text:p>00:30</text:p>
          </table:table-cell>
          <table:table-cell office:value-type="string">
            <text:p>ChangeInfo – changes: going live; answers to Inga</text:p>
          </table:table-cell>
          <table:table-cell office:value-type="string">
            <text:p>3750 kassiert</text:p>
          </table:table-cell>
        </table:table-row>
        <table:table-row table:style-name="ro1">
          <table:table-cell office:value-type="date" office:date-value="2011-11-12">
            <text:p>2011-11-12</text:p>
          </table:table-cell>
          <table:table-cell office:value-type="time" office:time-value="PT10H30M00S">
            <text:p>10:30</text:p>
          </table:table-cell>
          <table:table-cell office:value-type="time" office:time-value="PT12H30M00S">
            <text:p>12:30</text:p>
          </table:table-cell>
          <table:table-cell table:formula="of:=[.C23]-[.B23]" office:value-type="time" office:time-value="PT02H00M00S">
            <text:p>02:00</text:p>
          </table:table-cell>
          <table:table-cell office:value-type="string">
            <text:p>Meeting about BuyGamesOnline and Shop for italy</text:p>
          </table:table-cell>
          <table:table-cell office:value-type="string">
            <text:p>4500 rechnung von dietmar</text:p>
          </table:table-cell>
        </table:table-row>
        <table:table-row table:style-name="ro1">
          <table:table-cell office:value-type="date" office:date-value="2011-11-22">
            <text:p>2011-11-2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24]-[.B24]" office:value-type="time" office:time-value="PT02H30M00S">
            <text:p>02:3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1-11-27">
            <text:p>2011-11-27</text:p>
          </table:table-cell>
          <table:table-cell office:value-type="time" office:time-value="PT13H00M00S">
            <text:p>13:00</text:p>
          </table:table-cell>
          <table:table-cell office:value-type="time" office:time-value="PT15H00M00S">
            <text:p>15:00</text:p>
          </table:table-cell>
          <table:table-cell table:formula="of:=[.C25]-[.B25]" office:value-type="time" office:time-value="PT02H00M00S">
            <text:p>02:00</text:p>
          </table:table-cell>
          <table:table-cell office:value-type="string">
            <text:p>shop investigations</text:p>
          </table:table-cell>
          <table:table-cell/>
        </table:table-row>
        <table:table-row table:style-name="ro1">
          <table:table-cell office:value-type="date" office:date-value="2012-12-08">
            <text:p>2012-12-08</text:p>
          </table:table-cell>
          <table:table-cell office:value-type="time" office:time-value="PT09H30M00S">
            <text:p>09:30</text:p>
          </table:table-cell>
          <table:table-cell office:value-type="time" office:time-value="PT13H30M00S">
            <text:p>13:30</text:p>
          </table:table-cell>
          <table:table-cell table:formula="of:=[.C26]-[.B26]" office:value-type="time" office:time-value="PT04H00M00S">
            <text:p>04:00</text:p>
          </table:table-cell>
          <table:table-cell office:value-type="string">
            <text:p>shop concept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0H00M00S">
            <text:p>10:00</text:p>
          </table:table-cell>
          <table:table-cell office:value-type="time" office:time-value="PT14H00M00S">
            <text:p>14:00</text:p>
          </table:table-cell>
          <table:table-cell table:formula="of:=[.C27]-[.B27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0">
            <text:p>2012-12-10</text:p>
          </table:table-cell>
          <table:table-cell office:value-type="time" office:time-value="PT15H00M00S">
            <text:p>15:00</text:p>
          </table:table-cell>
          <table:table-cell office:value-type="time" office:time-value="PT19H00M00S">
            <text:p>19:00</text:p>
          </table:table-cell>
          <table:table-cell table:formula="of:=[.C28]-[.B28]" office:value-type="time" office:time-value="PT04H00M00S">
            <text:p>04:00</text:p>
          </table:table-cell>
          <table:table-cell office:value-type="string">
            <text:p>translation editor</text:p>
          </table:table-cell>
          <table:table-cell/>
        </table:table-row>
        <table:table-row table:style-name="ro1">
          <table:table-cell office:value-type="date" office:date-value="2012-12-11">
            <text:p>2012-12-11</text:p>
          </table:table-cell>
          <table:table-cell office:value-type="time" office:time-value="PT11H00M00S">
            <text:p>11:00</text:p>
          </table:table-cell>
          <table:table-cell office:value-type="time" office:time-value="PT18H00M00S">
            <text:p>18:00</text:p>
          </table:table-cell>
          <table:table-cell table:formula="of:=[.C29]-[.B29]" office:value-type="time" office:time-value="PT07H00M00S">
            <text:p>07:00</text:p>
          </table:table-cell>
          <table:table-cell office:value-type="string">
            <text:p>translation and refactoring startpage</text:p>
          </table:table-cell>
          <table:table-cell/>
        </table:table-row>
        <table:table-row table:style-name="ro1">
          <table:table-cell office:value-type="date" office:date-value="2012-12-12">
            <text:p>2012-12-12</text:p>
          </table:table-cell>
          <table:table-cell office:value-type="time" office:time-value="PT20H00M00S">
            <text:p>20:00</text:p>
          </table:table-cell>
          <table:table-cell office:value-type="time" office:time-value="PT21H00M00S">
            <text:p>21:00</text:p>
          </table:table-cell>
          <table:table-cell table:formula="of:=[.C30]-[.B30]" office:value-type="time" office:time-value="PT01H00M00S">
            <text:p>01:00</text:p>
          </table:table-cell>
          <table:table-cell office:value-type="string">
            <text:p>mails, testing devit.xgames.eu</text:p>
          </table:table-cell>
          <table:table-cell/>
        </table:table-row>
        <table:table-row table:style-name="ro1">
          <table:table-cell office:value-type="date" office:date-value="2012-12-19">
            <text:p>2012-12-19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31]-[.B31]" office:value-type="time" office:time-value="PT02H30M00S">
            <text:p>02:30</text:p>
          </table:table-cell>
          <table:table-cell office:value-type="string">
            <text:p>translation of articleDetails, basketConten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32]-[.B32]" office:value-type="time" office:time-value="PT00H45M00S">
            <text:p>00:45</text:p>
          </table:table-cell>
          <table:table-cell office:value-type="string">
            <text:p>bugfixing: special chars in translation page, new articles + price changes on changeInfoList</text:p>
          </table:table-cell>
          <table:table-cell/>
        </table:table-row>
        <table:table-row table:style-name="ro1">
          <table:table-cell office:value-type="date" office:date-value="2012-12-20">
            <text:p>2012-12-20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33]-[.B33]" office:value-type="time" office:time-value="PT02H00M00S">
            <text:p>02:00</text:p>
          </table:table-cell>
          <table:table-cell office:value-type="string">
            <text:p>translation of basket, several link adaptions</text:p>
          </table:table-cell>
          <table:table-cell/>
        </table:table-row>
        <table:table-row table:style-name="ro1">
          <table:table-cell office:value-type="date" office:date-value="2012-12-26">
            <text:p>2012-12-26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4]-[.B34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0H00M00S">
            <text:p>10:00</text:p>
          </table:table-cell>
          <table:table-cell office:value-type="time" office:time-value="PT11H30M00S">
            <text:p>11:30</text:p>
          </table:table-cell>
          <table:table-cell table:formula="of:=[.C35]-[.B35]" office:value-type="time" office:time-value="PT01H30M00S">
            <text:p>01:30</text:p>
          </table:table-cell>
          <table:table-cell office:value-type="string">
            <text:p>translation of basket-customerData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3H15M00S">
            <text:p>13:15</text:p>
          </table:table-cell>
          <table:table-cell office:value-type="time" office:time-value="PT16H30M00S">
            <text:p>16:30</text:p>
          </table:table-cell>
          <table:table-cell table:formula="of:=[.C36]-[.B36]" office:value-type="time" office:time-value="PT03H15M00S">
            <text:p>03:15</text:p>
          </table:table-cell>
          <table:table-cell office:value-type="string">
            <text:p>translation of basket-customerData, sendPassword, basket-payment</text:p>
          </table:table-cell>
          <table:table-cell/>
        </table:table-row>
        <table:table-row table:style-name="ro1">
          <table:table-cell office:value-type="date" office:date-value="2012-12-27">
            <text:p>2012-12-27</text:p>
          </table:table-cell>
          <table:table-cell office:value-type="time" office:time-value="PT18H00M00S">
            <text:p>18:00</text:p>
          </table:table-cell>
          <table:table-cell office:value-type="time" office:time-value="PT22H00M00S">
            <text:p>22:00</text:p>
          </table:table-cell>
          <table:table-cell table:formula="of:=[.C37]-[.B37]" office:value-type="time" office:time-value="PT04H00M00S">
            <text:p>04:00</text:p>
          </table:table-cell>
          <table:table-cell office:value-type="string">
            <text:p>translation of account menu, order list and customer regist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0H15M00S">
            <text:p>10:15</text:p>
          </table:table-cell>
          <table:table-cell office:value-type="time" office:time-value="PT11H30M00S">
            <text:p>11:30</text:p>
          </table:table-cell>
          <table:table-cell table:formula="of:=[.C38]-[.B38]" office:value-type="time" office:time-value="PT01H15M00S">
            <text:p>01:15</text:p>
          </table:table-cell>
          <table:table-cell office:value-type="string">
            <text:p>modx content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4H30M00S">
            <text:p>14:30</text:p>
          </table:table-cell>
          <table:table-cell office:value-type="time" office:time-value="PT18H00M00S">
            <text:p>18:00</text:p>
          </table:table-cell>
          <table:table-cell table:formula="of:=[.C39]-[.B39]" office:value-type="time" office:time-value="PT03H30M00S">
            <text:p>03:30</text:p>
          </table:table-cell>
          <table:table-cell office:value-type="string">
            <text:p>Our-idea page integration</text:p>
          </table:table-cell>
          <table:table-cell/>
        </table:table-row>
        <table:table-row table:style-name="ro1">
          <table:table-cell office:value-type="date" office:date-value="2012-12-28">
            <text:p>2012-12-28</text:p>
          </table:table-cell>
          <table:table-cell office:value-type="time" office:time-value="PT19H15M00S">
            <text:p>19:15</text:p>
          </table:table-cell>
          <table:table-cell office:value-type="time" office:time-value="PT20H15M00S">
            <text:p>20:15</text:p>
          </table:table-cell>
          <table:table-cell table:formula="of:=[.C40]-[.B40]" office:value-type="time" office:time-value="PT01H00M00S">
            <text:p>01:00</text:p>
          </table:table-cell>
          <table:table-cell office:value-type="string">
            <text:p>info page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1H00M00S">
            <text:p>11:00</text:p>
          </table:table-cell>
          <table:table-cell office:value-type="time" office:time-value="PT12H30M00S">
            <text:p>12:30</text:p>
          </table:table-cell>
          <table:table-cell table:formula="of:=[.C41]-[.B41]" office:value-type="time" office:time-value="PT01H30M00S">
            <text:p>01:30</text:p>
          </table:table-cell>
          <table:table-cell office:value-type="string">
            <text:p>database export, order process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3H00M00S">
            <text:p>13:00</text:p>
          </table:table-cell>
          <table:table-cell office:value-type="time" office:time-value="PT14H15M00S">
            <text:p>14:15</text:p>
          </table:table-cell>
          <table:table-cell table:formula="of:=[.C42]-[.B42]" office:value-type="time" office:time-value="PT01H15M00S">
            <text:p>01:15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29">
            <text:p>2012-12-29</text:p>
          </table:table-cell>
          <table:table-cell office:value-type="time" office:time-value="PT18H00M00S">
            <text:p>18:00</text:p>
          </table:table-cell>
          <table:table-cell office:value-type="time" office:time-value="PT19H30M00S">
            <text:p>19:30</text:p>
          </table:table-cell>
          <table:table-cell table:formula="of:=[.C43]-[.B43]" office:value-type="time" office:time-value="PT01H30M00S">
            <text:p>01:30</text:p>
          </table:table-cell>
          <table:table-cell office:value-type="string">
            <text:p>shop admin integratio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44]-[.B44]" office:value-type="time" office:time-value="PT03H00M00S">
            <text:p>03:00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12-30">
            <text:p>2012-12-30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45]-[.B45]" office:value-type="time" office:time-value="PT01H45M00S">
            <text:p>01:45</text:p>
          </table:table-cell>
          <table:table-cell office:value-type="string">
            <text:p>order process and shop admin</text:p>
          </table:table-cell>
          <table:table-cell/>
        </table:table-row>
        <table:table-row table:style-name="ro1">
          <table:table-cell office:value-type="date" office:date-value="2012-01-02">
            <text:p>2012-01-0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46]-[.B46]" office:value-type="time" office:time-value="PT03H00M00S">
            <text:p>03:00</text:p>
          </table:table-cell>
          <table:table-cell office:value-type="string">
            <text:p>order processing, creating test data</text:p>
          </table:table-cell>
          <table:table-cell/>
        </table:table-row>
        <table:table-row table:style-name="ro1">
          <table:table-cell office:value-type="date" office:date-value="2012-01-03">
            <text:p>2012-01-03</text:p>
          </table:table-cell>
          <table:table-cell office:value-type="time" office:time-value="PT20H30M00S">
            <text:p>20:30</text:p>
          </table:table-cell>
          <table:table-cell office:value-type="time" office:time-value="PT23H00M00S">
            <text:p>23:00</text:p>
          </table:table-cell>
          <table:table-cell table:formula="of:=[.C47]-[.B47]" office:value-type="time" office:time-value="PT02H30M00S">
            <text:p>02:30</text:p>
          </table:table-cell>
          <table:table-cell office:value-type="string">
            <text:p>order processing, shop-admin pages and access rights</text:p>
          </table:table-cell>
          <table:table-cell/>
        </table:table-row>
        <table:table-row table:style-name="ro1">
          <table:table-cell office:value-type="date" office:date-value="2012-01-05">
            <text:p>2012-01-05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48]-[.B48]" office:value-type="time" office:time-value="PT01H30M00S">
            <text:p>01:30</text:p>
          </table:table-cell>
          <table:table-cell office:value-type="string">
            <text:p>testing order processing</text:p>
          </table:table-cell>
          <table:table-cell/>
        </table:table-row>
        <table:table-row table:style-name="ro1">
          <table:table-cell office:value-type="date" office:date-value="2012-01-06">
            <text:p>2012-01-06</text:p>
          </table:table-cell>
          <table:table-cell office:value-type="time" office:time-value="PT14H00M00S">
            <text:p>14:00</text:p>
          </table:table-cell>
          <table:table-cell office:value-type="time" office:time-value="PT15H30M00S">
            <text:p>15:30</text:p>
          </table:table-cell>
          <table:table-cell table:formula="of:=[.C49]-[.B49]" office:value-type="time" office:time-value="PT01H30M00S">
            <text:p>01:30</text:p>
          </table:table-cell>
          <table:table-cell office:value-type="string">
            <text:p>bug fixing</text:p>
          </table:table-cell>
          <table:table-cell/>
        </table:table-row>
        <table:table-row table:style-name="ro1">
          <table:table-cell office:value-type="date" office:date-value="2012-01-07">
            <text:p>2012-01-07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50]-[.B50]" office:value-type="time" office:time-value="PT03H00M00S">
            <text:p>03:00</text:p>
          </table:table-cell>
          <table:table-cell office:value-type="string">
            <text:p>shop admin translations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1H30M00S">
            <text:p>11:30</text:p>
          </table:table-cell>
          <table:table-cell office:value-type="time" office:time-value="PT12H30M00S">
            <text:p>12:30</text:p>
          </table:table-cell>
          <table:table-cell table:formula="of:=[.C51]-[.B51]" office:value-type="time" office:time-value="PT01H00M00S">
            <text:p>01:00</text:p>
          </table:table-cell>
          <table:table-cell office:value-type="string">
            <text:p>mail template editor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15H00M00S">
            <text:p>15:00</text:p>
          </table:table-cell>
          <table:table-cell office:value-type="time" office:time-value="PT20H00M00S">
            <text:p>20:00</text:p>
          </table:table-cell>
          <table:table-cell table:formula="of:=[.C52]-[.B52]" office:value-type="time" office:time-value="PT05H00M00S">
            <text:p>05:00</text:p>
          </table:table-cell>
          <table:table-cell office:value-type="string">
            <text:p>mail template editor, mail processing</text:p>
          </table:table-cell>
          <table:table-cell/>
        </table:table-row>
        <table:table-row table:style-name="ro1">
          <table:table-cell office:value-type="date" office:date-value="2012-01-08">
            <text:p>2012-01-08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53]-[.B53]" office:value-type="time" office:time-value="PT02H00M00S">
            <text:p>02:00</text:p>
          </table:table-cell>
          <table:table-cell office:value-type="string">
            <text:p>Delivery notice mail, testing</text:p>
          </table:table-cell>
          <table:table-cell/>
        </table:table-row>
        <table:table-row table:style-name="ro1">
          <table:table-cell office:value-type="date" office:date-value="2012-01-15">
            <text:p>2012-01-15</text:p>
          </table:table-cell>
          <table:table-cell office:value-type="time" office:time-value="PT22H00M00S">
            <text:p>22:00</text:p>
          </table:table-cell>
          <table:table-cell office:value-type="time" office:time-value="PT22H15M00S">
            <text:p>22:15</text:p>
          </table:table-cell>
          <table:table-cell table:formula="of:=[.C54]-[.B54]" office:value-type="time" office:time-value="PT00H15M00S">
            <text:p>00:15</text:p>
          </table:table-cell>
          <table:table-cell office:value-type="string">
            <text:p>updating images</text:p>
          </table:table-cell>
          <table:table-cell/>
        </table:table-row>
        <table:table-row table:style-name="ro1">
          <table:table-cell office:value-type="date" office:date-value="2012-01-18">
            <text:p>2012-01-18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55]-[.B55]" office:value-type="time" office:time-value="PT01H00M00S">
            <text:p>01:00</text:p>
          </table:table-cell>
          <table:table-cell office:value-type="string">
            <text:p>image update, test, sync scripts</text:p>
          </table:table-cell>
          <table:table-cell/>
        </table:table-row>
        <table:table-row table:style-name="ro1">
          <table:table-cell office:value-type="date" office:date-value="2012-02-11">
            <text:p>2012-02-11</text:p>
          </table:table-cell>
          <table:table-cell office:value-type="time" office:time-value="PT10H30M00S">
            <text:p>10:30</text:p>
          </table:table-cell>
          <table:table-cell office:value-type="time" office:time-value="PT11H30M00S">
            <text:p>11:30</text:p>
          </table:table-cell>
          <table:table-cell table:formula="of:=[.C56]-[.B56]" office:value-type="time" office:time-value="PT01H00M00S">
            <text:p>01:00</text:p>
          </table:table-cell>
          <table:table-cell office:value-type="string">
            <text:p>phone call about open issues in it-shop</text:p>
          </table:table-cell>
          <table:table-cell/>
        </table:table-row>
        <table:table-row table:style-name="ro1">
          <table:table-cell office:value-type="date" office:date-value="2012-02-12">
            <text:p>2012-02-12</text:p>
          </table:table-cell>
          <table:table-cell office:value-type="time" office:time-value="PT13H00M00S">
            <text:p>13:00</text:p>
          </table:table-cell>
          <table:table-cell office:value-type="time" office:time-value="PT14H30M00S">
            <text:p>14:30</text:p>
          </table:table-cell>
          <table:table-cell table:formula="of:=[.C57]-[.B57]" office:value-type="time" office:time-value="PT01H30M00S">
            <text:p>01:30</text:p>
          </table:table-cell>
          <table:table-cell office:value-type="string">
            <text:p>translation of bill-pdf</text:p>
          </table:table-cell>
          <table:table-cell/>
        </table:table-row>
        <table:table-row table:style-name="ro1">
          <table:table-cell office:value-type="date" office:date-value="2012-02-13">
            <text:p>2012-02-13</text:p>
          </table:table-cell>
          <table:table-cell office:value-type="time" office:time-value="PT21H30M00S">
            <text:p>21:30</text:p>
          </table:table-cell>
          <table:table-cell office:value-type="time" office:time-value="PT23H45M00S">
            <text:p>23:45</text:p>
          </table:table-cell>
          <table:table-cell table:formula="of:=[.C58]-[.B58]" office:value-type="time" office:time-value="PT02H15M00S">
            <text:p>02:15</text:p>
          </table:table-cell>
          <table:table-cell office:value-type="string">
            <text:p>translation of shipping and venueOrdersBill pdfs</text:p>
          </table:table-cell>
          <table:table-cell/>
        </table:table-row>
        <table:table-row table:style-name="ro1">
          <table:table-cell office:value-type="date" office:date-value="2012-02-14">
            <text:p>2012-02-14</text:p>
          </table:table-cell>
          <table:table-cell office:value-type="time" office:time-value="PT21H15M00S">
            <text:p>21:15</text:p>
          </table:table-cell>
          <table:table-cell office:value-type="time" office:time-value="PT23H45M00S">
            <text:p>23:45</text:p>
          </table:table-cell>
          <table:table-cell table:formula="of:=[.C59]-[.B59]" office:value-type="time" office:time-value="PT02H30M00S">
            <text:p>02:30</text:p>
          </table:table-cell>
          <table:table-cell office:value-type="string">
            <text:p>translation of emails: cancelOrder, deliveryNotice, articleNotDeliverable</text:p>
          </table:table-cell>
          <table:table-cell/>
        </table:table-row>
        <table:table-row table:style-name="ro1">
          <table:table-cell office:value-type="date" office:date-value="2012-02-18">
            <text:p>2012-02-18</text:p>
          </table:table-cell>
          <table:table-cell office:value-type="time" office:time-value="PT17H45M00S">
            <text:p>17:45</text:p>
          </table:table-cell>
          <table:table-cell office:value-type="time" office:time-value="PT23H45M00S">
            <text:p>23:45</text:p>
          </table:table-cell>
          <table:table-cell table:formula="of:=[.C60]-[.B60]" office:value-type="time" office:time-value="PT06H00M00S">
            <text:p>06:00</text:p>
          </table:table-cell>
          <table:table-cell office:value-type="string">
            <text:p>translations of emails, trouble shooting (no php execution, foregin modified files)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0H30M00S">
            <text:p>10:30</text:p>
          </table:table-cell>
          <table:table-cell office:value-type="time" office:time-value="PT14H00M00S">
            <text:p>14:00</text:p>
          </table:table-cell>
          <table:table-cell table:formula="of:=[.C61]-[.B61]" office:value-type="time" office:time-value="PT03H30M00S">
            <text:p>03:30</text:p>
          </table:table-cell>
          <table:table-cell office:value-type="string">
            <text:p>shipping cost handling and admin pages</text:p>
          </table:table-cell>
          <table:table-cell/>
        </table:table-row>
        <table:table-row table:style-name="ro1">
          <table:table-cell office:value-type="date" office:date-value="2012-02-19">
            <text:p>2012-02-19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62]-[.B62]" office:value-type="time" office:time-value="PT04H30M00S">
            <text:p>04:30</text:p>
          </table:table-cell>
          <table:table-cell office:value-type="string">
            <text:p>modx integration, google-maps integration, cron jobs testing, fixing shipping-cost </text:p>
          </table:table-cell>
          <table:table-cell/>
        </table:table-row>
        <table:table-row table:style-name="ro1">
          <table:table-cell office:value-type="date" office:date-value="2012-02-20">
            <text:p>2012-02-20</text:p>
          </table:table-cell>
          <table:table-cell office:value-type="time" office:time-value="PT20H30M00S">
            <text:p>20:30</text:p>
          </table:table-cell>
          <table:table-cell office:value-type="time" office:time-value="PT21H45M00S">
            <text:p>21:45</text:p>
          </table:table-cell>
          <table:table-cell table:formula="of:=[.C63]-[.B63]" office:value-type="time" office:time-value="PT01H15M00S">
            <text:p>01:15</text:p>
          </table:table-cell>
          <table:table-cell office:value-type="string">
            <text:p>change bill printing, update images</text:p>
          </table:table-cell>
          <table:table-cell/>
        </table:table-row>
        <table:table-row table:style-name="ro1">
          <table:table-cell office:value-type="date" office:date-value="2012-02-27">
            <text:p>2012-02-27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64]-[.B64]" office:value-type="time" office:time-value="PT03H00M00S">
            <text:p>03:00</text:p>
          </table:table-cell>
          <table:table-cell office:value-type="string">
            <text:p>several fixes according to list from inga</text:p>
          </table:table-cell>
          <table:table-cell/>
        </table:table-row>
        <table:table-row table:style-name="ro1">
          <table:table-cell office:value-type="date" office:date-value="2012-02-28">
            <text:p>2012-02-28</text:p>
          </table:table-cell>
          <table:table-cell office:value-type="time" office:time-value="PT20H30M00S">
            <text:p>20:30</text:p>
          </table:table-cell>
          <table:table-cell office:value-type="time" office:time-value="PT22H00M00S">
            <text:p>22:00</text:p>
          </table:table-cell>
          <table:table-cell table:formula="of:=[.C65]-[.B65]" office:value-type="time" office:time-value="PT01H30M00S">
            <text:p>01:30</text:p>
          </table:table-cell>
          <table:table-cell office:value-type="string">
            <text:p>Bill-pdf and shipping costs</text:p>
          </table:table-cell>
          <table:table-cell/>
        </table:table-row>
        <table:table-row table:style-name="ro1">
          <table:table-cell office:value-type="date" office:date-value="2012-03-04">
            <text:p>2012-03-04</text:p>
          </table:table-cell>
          <table:table-cell office:value-type="time" office:time-value="PT12H00M00S">
            <text:p>12:00</text:p>
          </table:table-cell>
          <table:table-cell office:value-type="time" office:time-value="PT15H00M00S">
            <text:p>15:00</text:p>
          </table:table-cell>
          <table:table-cell table:formula="of:=[.C66]-[.B66]" office:value-type="time" office:time-value="PT03H00M00S">
            <text:p>03:00</text:p>
          </table:table-cell>
          <table:table-cell office:value-type="string">
            <text:p>generate bill from shop</text:p>
          </table:table-cell>
          <table:table-cell/>
        </table:table-row>
        <table:table-row table:style-name="ro1">
          <table:table-cell office:value-type="date" office:date-value="2012-03-06">
            <text:p>2012-03-06</text:p>
          </table:table-cell>
          <table:table-cell office:value-type="time" office:time-value="PT20H30M00S">
            <text:p>20:30</text:p>
          </table:table-cell>
          <table:table-cell office:value-type="time" office:time-value="PT21H00M00S">
            <text:p>21:00</text:p>
          </table:table-cell>
          <table:table-cell table:formula="of:=[.C67]-[.B67]" office:value-type="time" office:time-value="PT00H30M00S">
            <text:p>00:30</text:p>
          </table:table-cell>
          <table:table-cell office:value-type="string">
            <text:p>remove ordernumber/-date from admin overview, remove all orders from database</text:p>
          </table:table-cell>
          <table:table-cell/>
        </table:table-row>
        <table:table-row table:style-name="ro1">
          <table:table-cell office:value-type="date" office:date-value="2012-03-08">
            <text:p>2012-03-08</text:p>
          </table:table-cell>
          <table:table-cell office:value-type="time" office:time-value="PT19H15M00S">
            <text:p>19:15</text:p>
          </table:table-cell>
          <table:table-cell office:value-type="time" office:time-value="PT20H00M00S">
            <text:p>20:00</text:p>
          </table:table-cell>
          <table:table-cell table:formula="of:=[.C68]-[.B68]" office:value-type="time" office:time-value="PT00H45M00S">
            <text:p>00:45</text:p>
          </table:table-cell>
          <table:table-cell office:value-type="string">
            <text:p>translation fixes according to mail from inga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1H15M00S">
            <text:p>11:15</text:p>
          </table:table-cell>
          <table:table-cell office:value-type="time" office:time-value="PT11H30M00S">
            <text:p>11:30</text:p>
          </table:table-cell>
          <table:table-cell table:formula="of:=[.C69]-[.B69]" office:value-type="time" office:time-value="PT00H15M00S">
            <text:p>00:15</text:p>
          </table:table-cell>
          <table:table-cell office:value-type="string">
            <text:p>put all brendola items into webshop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18H30M00S">
            <text:p>18:30</text:p>
          </table:table-cell>
          <table:table-cell office:value-type="time" office:time-value="PT21H00M00S">
            <text:p>21:00</text:p>
          </table:table-cell>
          <table:table-cell table:formula="of:=[.C70]-[.B70]" office:value-type="time" office:time-value="PT02H30M00S">
            <text:p>02:30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18H30M00S">
            <text:p>18:30</text:p>
          </table:table-cell>
          <table:table-cell office:value-type="time" office:time-value="PT20H15M00S">
            <text:p>20:15</text:p>
          </table:table-cell>
          <table:table-cell table:formula="of:=[.C71]-[.B71]" office:value-type="time" office:time-value="PT01H45M00S">
            <text:p>01:45</text:p>
          </table:table-cell>
          <table:table-cell office:value-type="string">
            <text:p>bug fixes according to mail</text:p>
          </table:table-cell>
          <table:table-cell/>
        </table:table-row>
        <table:table-row table:style-name="ro1">
          <table:table-cell office:value-type="date" office:date-value="2012-03-14">
            <text:p>2012-03-14</text:p>
          </table:table-cell>
          <table:table-cell office:value-type="time" office:time-value="PT21H45M00S">
            <text:p>21:45</text:p>
          </table:table-cell>
          <table:table-cell office:value-type="time" office:time-value="PT23H45M00S">
            <text:p>23:45</text:p>
          </table:table-cell>
          <table:table-cell table:formula="of:=[.C72]-[.B72]" office:value-type="time" office:time-value="PT02H00M00S">
            <text:p>02:00</text:p>
          </table:table-cell>
          <table:table-cell office:value-type="string">
            <text:p>bug fixes and investigations according to mail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11H30M00S">
            <text:p>11:30</text:p>
          </table:table-cell>
          <table:table-cell office:value-type="time" office:time-value="PT13H00M00S">
            <text:p>13:00</text:p>
          </table:table-cell>
          <table:table-cell table:formula="of:=[.C73]-[.B73]" office:value-type="time" office:time-value="PT01H30M00S">
            <text:p>01:30</text:p>
          </table:table-cell>
          <table:table-cell office:value-type="string">
            <text:p>venue sell pdf</text:p>
          </table:table-cell>
          <table:table-cell/>
        </table:table-row>
        <table:table-row table:style-name="ro1">
          <table:table-cell office:value-type="date" office:date-value="2012-03-19">
            <text:p>2012-03-19</text:p>
          </table:table-cell>
          <table:table-cell office:value-type="time" office:time-value="PT21H00M00S">
            <text:p>21:00</text:p>
          </table:table-cell>
          <table:table-cell office:value-type="time" office:time-value="PT21H30M00S">
            <text:p>21:30</text:p>
          </table:table-cell>
          <table:table-cell table:formula="of:=[.C74]-[.B74]" office:value-type="time" office:time-value="PT00H30M00S">
            <text:p>00:30</text:p>
          </table:table-cell>
          <table:table-cell office:value-type="string">
            <text:p>bug fix: get highlights-images with spaces did not work</text:p>
          </table:table-cell>
          <table:table-cell/>
        </table:table-row>
        <table:table-row table:style-name="ro1">
          <table:table-cell office:value-type="date" office:date-value="2012-03-20">
            <text:p>2012-03-20</text:p>
          </table:table-cell>
          <table:table-cell office:value-type="time" office:time-value="PT22H30M00S">
            <text:p>22:30</text:p>
          </table:table-cell>
          <table:table-cell office:value-type="time" office:time-value="PT23H00M00S">
            <text:p>23:00</text:p>
          </table:table-cell>
          <table:table-cell table:formula="of:=[.C75]-[.B75]" office:value-type="time" office:time-value="PT00H30M00S">
            <text:p>00:30</text:p>
          </table:table-cell>
          <table:table-cell office:value-type="string">
            <text:p>bugfixes according to mail</text:p>
          </table:table-cell>
          <table:table-cell/>
        </table:table-row>
        <table:table-row table:style-name="ro1">
          <table:table-cell office:value-type="date" office:date-value="2012-03-22">
            <text:p>2012-03-22</text:p>
          </table:table-cell>
          <table:table-cell office:value-type="time" office:time-value="PT22H30M00S">
            <text:p>22:30</text:p>
          </table:table-cell>
          <table:table-cell office:value-type="time" office:time-value="PT23H30M00S">
            <text:p>23:30</text:p>
          </table:table-cell>
          <table:table-cell table:formula="of:=[.C76]-[.B76]" office:value-type="time" office:time-value="PT01H00M00S">
            <text:p>01:00</text:p>
          </table:table-cell>
          <table:table-cell office:value-type="string">
            <text:p>mails/discussion about shop-abrechnung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0H45M00S">
            <text:p>20:45</text:p>
          </table:table-cell>
          <table:table-cell office:value-type="time" office:time-value="PT21H30M00S">
            <text:p>21:30</text:p>
          </table:table-cell>
          <table:table-cell table:formula="of:=[.C77]-[.B77]" office:value-type="time" office:time-value="PT00H45M00S">
            <text:p>00:45</text:p>
          </table:table-cell>
          <table:table-cell office:value-type="string">
            <text:p>Mail about email adresses and going live, shop start date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81:.D135])" office:value-type="time" office:time-value="PT260H45M00S">
            <text:p>260:45</text:p>
          </table:table-cell>
          <table:table-cell office:value-type="string">
            <text:p>9000eur + handy (4500 im juni, 4500 im juli)</text:p>
          </table:table-cell>
          <table:table-cell/>
        </table:table-row>
        <table:table-row table:style-name="ro1">
          <table:table-cell office:value-type="date" office:date-value="2012-03-10">
            <text:p>2012-03-10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81]-[.B81]" office:value-type="time" office:time-value="PT06H00M00S">
            <text:p>06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1">
            <text:p>2012-03-11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82]-[.B82]" office:value-type="time" office:time-value="PT08H00M00S">
            <text:p>08:00</text:p>
          </table:table-cell>
          <table:table-cell office:value-type="string">
            <text:p>xfashion: gwt prototype</text:p>
          </table:table-cell>
          <table:table-cell/>
        </table:table-row>
        <table:table-row table:style-name="ro1">
          <table:table-cell office:value-type="date" office:date-value="2012-03-12">
            <text:p>2012-03-12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83]-[.B83]" office:value-type="time" office:time-value="PT02H30M00S">
            <text:p>02:30</text:p>
          </table:table-cell>
          <table:table-cell office:value-type="string">
            <text:p>xfashion: gwt prototype – all filters</text:p>
          </table:table-cell>
          <table:table-cell/>
        </table:table-row>
        <table:table-row table:style-name="ro1">
          <table:table-cell office:value-type="date" office:date-value="2012-03-13">
            <text:p>2012-03-13</text:p>
          </table:table-cell>
          <table:table-cell office:value-type="time" office:time-value="PT20H15M00S">
            <text:p>20:15</text:p>
          </table:table-cell>
          <table:table-cell office:value-type="time" office:time-value="PT23H45M00S">
            <text:p>23:45</text:p>
          </table:table-cell>
          <table:table-cell table:formula="of:=[.C84]-[.B84]" office:value-type="time" office:time-value="PT03H30M00S">
            <text:p>03:3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17">
            <text:p>2012-03-17</text:p>
          </table:table-cell>
          <table:table-cell office:value-type="time" office:time-value="PT19H00M00S">
            <text:p>19:00</text:p>
          </table:table-cell>
          <table:table-cell office:value-type="time" office:time-value="PT23H00M00S">
            <text:p>23:00</text:p>
          </table:table-cell>
          <table:table-cell table:formula="of:=[.C85]-[.B85]" office:value-type="time" office:time-value="PT04H00M00S">
            <text:p>04:00</text:p>
          </table:table-cell>
          <table:table-cell office:value-type="string">
            <text:p>xfashion: general GUI design</text:p>
          </table:table-cell>
          <table:table-cell/>
        </table:table-row>
        <table:table-row table:style-name="ro1">
          <table:table-cell office:value-type="date" office:date-value="2012-03-18">
            <text:p>2012-03-18</text:p>
          </table:table-cell>
          <table:table-cell office:value-type="time" office:time-value="PT09H30M00S">
            <text:p>09:30</text:p>
          </table:table-cell>
          <table:table-cell office:value-type="time" office:time-value="PT10H30M00S">
            <text:p>10:30</text:p>
          </table:table-cell>
          <table:table-cell table:formula="of:=[.C86]-[.B86]" office:value-type="time" office:time-value="PT01H00M00S">
            <text:p>01:00</text:p>
          </table:table-cell>
          <table:table-cell office:value-type="string">
            <text:p>xfashion: selection behaviour</text:p>
          </table:table-cell>
          <table:table-cell/>
        </table:table-row>
        <table:table-row table:style-name="ro1">
          <table:table-cell office:value-type="date" office:date-value="2012-03-21">
            <text:p>2012-03-21</text:p>
          </table:table-cell>
          <table:table-cell office:value-type="time" office:time-value="PT20H00M00S">
            <text:p>20:00</text:p>
          </table:table-cell>
          <table:table-cell office:value-type="time" office:time-value="PT22H00M00S">
            <text:p>22:00</text:p>
          </table:table-cell>
          <table:table-cell table:formula="of:=[.C87]-[.B87]" office:value-type="time" office:time-value="PT02H00M00S">
            <text:p>02:00</text:p>
          </table:table-cell>
          <table:table-cell office:value-type="string">
            <text:p>colors and selections</text:p>
          </table:table-cell>
          <table:table-cell/>
        </table:table-row>
        <table:table-row table:style-name="ro1">
          <table:table-cell office:value-type="date" office:date-value="2012-03-31">
            <text:p>2012-03-31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88]-[.B88]" office:value-type="time" office:time-value="PT08H00M00S">
            <text:p>08:00</text:p>
          </table:table-cell>
          <table:table-cell office:value-type="string">
            <text:p>Basic persistence</text:p>
          </table:table-cell>
          <table:table-cell/>
        </table:table-row>
        <table:table-row table:style-name="ro1">
          <table:table-cell office:value-type="date" office:date-value="2012-04-01">
            <text:p>2012-04-01</text:p>
          </table:table-cell>
          <table:table-cell office:value-type="time" office:time-value="PT10H00M00S">
            <text:p>10:00</text:p>
          </table:table-cell>
          <table:table-cell office:value-type="time" office:time-value="PT17H00M00S">
            <text:p>17:00</text:p>
          </table:table-cell>
          <table:table-cell table:formula="of:=[.C89]-[.B89]" office:value-type="time" office:time-value="PT07H00M00S">
            <text:p>07:0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0">
            <text:p>2012-04-10</text:p>
          </table:table-cell>
          <table:table-cell office:value-type="time" office:time-value="PT21H30M00S">
            <text:p>21:30</text:p>
          </table:table-cell>
          <table:table-cell office:value-type="time" office:time-value="PT23H00M00S">
            <text:p>23:00</text:p>
          </table:table-cell>
          <table:table-cell table:formula="of:=[.C90]-[.B90]" office:value-type="time" office:time-value="PT01H30M00S">
            <text:p>01:30</text:p>
          </table:table-cell>
          <table:table-cell office:value-type="string">
            <text:p>style/brand persistence, icons</text:p>
          </table:table-cell>
          <table:table-cell/>
        </table:table-row>
        <table:table-row table:style-name="ro1">
          <table:table-cell office:value-type="date" office:date-value="2012-04-11">
            <text:p>2012-04-1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1]-[.B91]" office:value-type="time" office:time-value="PT03H00M00S">
            <text:p>03:00</text:p>
          </table:table-cell>
          <table:table-cell office:value-type="string">
            <text:p>articleType refactoring</text:p>
          </table:table-cell>
          <table:table-cell/>
        </table:table-row>
        <table:table-row table:style-name="ro1">
          <table:table-cell office:value-type="date" office:date-value="2012-04-12">
            <text:p>2012-04-12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92]-[.B92]" office:value-type="time" office:time-value="PT01H30M00S">
            <text:p>01:30</text:p>
          </table:table-cell>
          <table:table-cell office:value-type="string">
            <text:p>articleType persistence</text:p>
          </table:table-cell>
          <table:table-cell/>
        </table:table-row>
        <table:table-row table:style-name="ro1">
          <table:table-cell office:value-type="date" office:date-value="2012-04-14">
            <text:p>2012-04-14</text:p>
          </table:table-cell>
          <table:table-cell office:value-type="time" office:time-value="PT11H00M00S">
            <text:p>11:00</text:p>
          </table:table-cell>
          <table:table-cell office:value-type="time" office:time-value="PT20H00M00S">
            <text:p>20:00</text:p>
          </table:table-cell>
          <table:table-cell table:formula="of:=[.C93]-[.B93]" office:value-type="time" office:time-value="PT09H00M00S">
            <text:p>09:00</text:p>
          </table:table-cell>
          <table:table-cell office:value-type="string">
            <text:p>formatting, persistence of size and color, enchancing articleType</text:p>
          </table:table-cell>
          <table:table-cell/>
        </table:table-row>
        <table:table-row table:style-name="ro1">
          <table:table-cell office:value-type="date" office:date-value="2012-04-15">
            <text:p>2012-04-15</text:p>
          </table:table-cell>
          <table:table-cell office:value-type="time" office:time-value="PT09H45M00S">
            <text:p>09:45</text:p>
          </table:table-cell>
          <table:table-cell office:value-type="time" office:time-value="PT20H00M00S">
            <text:p>20:00</text:p>
          </table:table-cell>
          <table:table-cell table:formula="of:=[.C94]-[.B94]" office:value-type="time" office:time-value="PT10H15M00S">
            <text:p>10:15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6">
            <text:p>2012-04-16</text:p>
          </table:table-cell>
          <table:table-cell office:value-type="time" office:time-value="PT19H00M00S">
            <text:p>19:00</text:p>
          </table:table-cell>
          <table:table-cell office:value-type="time" office:time-value="PT22H30M00S">
            <text:p>22:30</text:p>
          </table:table-cell>
          <table:table-cell table:formula="of:=[.C95]-[.B95]" office:value-type="time" office:time-value="PT03H30M00S">
            <text:p>03:3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7">
            <text:p>2012-04-17</text:p>
          </table:table-cell>
          <table:table-cell office:value-type="time" office:time-value="PT22H00M00S">
            <text:p>22:00</text:p>
          </table:table-cell>
          <table:table-cell office:value-type="time" office:time-value="PT23H00M00S">
            <text:p>23:00</text:p>
          </table:table-cell>
          <table:table-cell table:formula="of:=[.C96]-[.B96]" office:value-type="time" office:time-value="PT01H00M00S">
            <text:p>01:00</text:p>
          </table:table-cell>
          <table:table-cell office:value-type="string">
            <text:p>pdf generation</text:p>
          </table:table-cell>
          <table:table-cell/>
        </table:table-row>
        <table:table-row table:style-name="ro1">
          <table:table-cell office:value-type="date" office:date-value="2012-04-18">
            <text:p>2012-04-18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97]-[.B97]" office:value-type="time" office:time-value="PT04H45M00S">
            <text:p>04:45</text:p>
          </table:table-cell>
          <table:table-cell office:value-type="string">
            <text:p>errorhandling, fixes</text:p>
          </table:table-cell>
          <table:table-cell/>
        </table:table-row>
        <table:table-row table:style-name="ro1">
          <table:table-cell office:value-type="date" office:date-value="2012-04-19">
            <text:p>2012-04-19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98]-[.B98]" office:value-type="time" office:time-value="PT03H00M00S">
            <text:p>03:00</text:p>
          </table:table-cell>
          <table:table-cell office:value-type="string">
            <text:p>logo, amount of articles per attribute</text:p>
          </table:table-cell>
          <table:table-cell/>
        </table:table-row>
        <table:table-row table:style-name="ro1">
          <table:table-cell office:value-type="date" office:date-value="2012-04-20">
            <text:p>2012-04-20</text:p>
          </table:table-cell>
          <table:table-cell office:value-type="time" office:time-value="PT16H00M00S">
            <text:p>16:00</text:p>
          </table:table-cell>
          <table:table-cell office:value-type="time" office:time-value="PT23H30M00S">
            <text:p>23:30</text:p>
          </table:table-cell>
          <table:table-cell table:formula="of:=[.C99]-[.B99]" office:value-type="time" office:time-value="PT07H30M00S">
            <text:p>07:30</text:p>
          </table:table-cell>
          <table:table-cell office:value-type="string">
            <text:p>name filter, rework amount of articles per attribute</text:p>
          </table:table-cell>
          <table:table-cell/>
        </table:table-row>
        <table:table-row table:style-name="ro1">
          <table:table-cell office:value-type="date" office:date-value="2012-04-21">
            <text:p>2012-04-21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0]-[.B100]" office:value-type="time" office:time-value="PT12H00M00S">
            <text:p>12:00</text:p>
          </table:table-cell>
          <table:table-cell office:value-type="string">
            <text:p>edit/delete/create category</text:p>
          </table:table-cell>
          <table:table-cell/>
        </table:table-row>
        <table:table-row table:style-name="ro1">
          <table:table-cell office:value-type="date" office:date-value="2012-04-22">
            <text:p>2012-04-22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01]-[.B101]" office:value-type="time" office:time-value="PT03H00M00S">
            <text:p>03:0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3">
            <text:p>2012-04-23</text:p>
          </table:table-cell>
          <table:table-cell office:value-type="time" office:time-value="PT17H00M00S">
            <text:p>17:00</text:p>
          </table:table-cell>
          <table:table-cell office:value-type="time" office:time-value="PT23H45M00S">
            <text:p>23:45</text:p>
          </table:table-cell>
          <table:table-cell table:formula="of:=[.C102]-[.B102]" office:value-type="time" office:time-value="PT06H45M00S">
            <text:p>06:45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4">
            <text:p>2012-04-2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03]-[.B103]" office:value-type="time" office:time-value="PT04H30M00S">
            <text:p>04:30</text:p>
          </table:table-cell>
          <table:table-cell office:value-type="string">
            <text:p>edit/delete/create for brand/style</text:p>
          </table:table-cell>
          <table:table-cell/>
        </table:table-row>
        <table:table-row table:style-name="ro1">
          <table:table-cell office:value-type="date" office:date-value="2012-04-25">
            <text:p>2012-04-25</text:p>
          </table:table-cell>
          <table:table-cell office:value-type="time" office:time-value="PT18H00M00S">
            <text:p>18:00</text:p>
          </table:table-cell>
          <table:table-cell office:value-type="time" office:time-value="PT23H00M00S">
            <text:p>23:00</text:p>
          </table:table-cell>
          <table:table-cell table:formula="of:=[.C104]-[.B104]" office:value-type="time" office:time-value="PT05H00M00S">
            <text:p>05:00</text:p>
          </table:table-cell>
          <table:table-cell office:value-type="string">
            <text:p>references to attributes, ean generation</text:p>
          </table:table-cell>
          <table:table-cell/>
        </table:table-row>
        <table:table-row table:style-name="ro1">
          <table:table-cell office:value-type="date" office:date-value="2012-04-26">
            <text:p>2012-04-26</text:p>
          </table:table-cell>
          <table:table-cell office:value-type="time" office:time-value="PT19H00M00S">
            <text:p>19:00</text:p>
          </table:table-cell>
          <table:table-cell office:value-type="time" office:time-value="PT20H30M00S">
            <text:p>20:30</text:p>
          </table:table-cell>
          <table:table-cell table:formula="of:=[.C105]-[.B105]" office:value-type="time" office:time-value="PT01H30M00S">
            <text:p>01:30</text:p>
          </table:table-cell>
          <table:table-cell office:value-type="string">
            <text:p>delete article, fixed rounding bug for prices</text:p>
          </table:table-cell>
          <table:table-cell/>
        </table:table-row>
        <table:table-row table:style-name="ro1">
          <table:table-cell office:value-type="date" office:date-value="2012-04-27">
            <text:p>2012-04-27</text:p>
          </table:table-cell>
          <table:table-cell office:value-type="time" office:time-value="PT16H00M00S">
            <text:p>16:00</text:p>
          </table:table-cell>
          <table:table-cell office:value-type="time" office:time-value="PT23H00M00S">
            <text:p>23:00</text:p>
          </table:table-cell>
          <table:table-cell table:formula="of:=[.C106]-[.B106]" office:value-type="time" office:time-value="PT07H00M00S">
            <text:p>07:00</text:p>
          </table:table-cell>
          <table:table-cell office:value-type="string">
            <text:p>image upload</text:p>
          </table:table-cell>
          <table:table-cell/>
        </table:table-row>
        <table:table-row table:style-name="ro1">
          <table:table-cell office:value-type="date" office:date-value="2012-04-28">
            <text:p>2012-04-28</text:p>
          </table:table-cell>
          <table:table-cell office:value-type="time" office:time-value="PT10H00M00S">
            <text:p>10:00</text:p>
          </table:table-cell>
          <table:table-cell office:value-type="time" office:time-value="PT22H00M00S">
            <text:p>22:00</text:p>
          </table:table-cell>
          <table:table-cell table:formula="of:=[.C107]-[.B107]" office:value-type="time" office:time-value="PT12H00M00S">
            <text:p>12:00</text:p>
          </table:table-cell>
          <table:table-cell office:value-type="string">
            <text:p>edit article</text:p>
          </table:table-cell>
          <table:table-cell/>
        </table:table-row>
        <table:table-row table:style-name="ro1">
          <table:table-cell office:value-type="date" office:date-value="2012-04-29">
            <text:p>2012-04-29</text:p>
          </table:table-cell>
          <table:table-cell office:value-type="time" office:time-value="PT09H00M00S">
            <text:p>09:00</text:p>
          </table:table-cell>
          <table:table-cell office:value-type="time" office:time-value="PT23H00M00S">
            <text:p>23:00</text:p>
          </table:table-cell>
          <table:table-cell table:formula="of:=[.C108]-[.B108]" office:value-type="time" office:time-value="PT14H00M00S">
            <text:p>14:00</text:p>
          </table:table-cell>
          <table:table-cell office:value-type="string">
            <text:p>bulk creation, user management</text:p>
          </table:table-cell>
          <table:table-cell/>
        </table:table-row>
        <table:table-row table:style-name="ro1">
          <table:table-cell office:value-type="date" office:date-value="2012-04-30">
            <text:p>2012-04-30</text:p>
          </table:table-cell>
          <table:table-cell office:value-type="time" office:time-value="PT10H00M00S">
            <text:p>10:00</text:p>
          </table:table-cell>
          <table:table-cell office:value-type="time" office:time-value="PT18H00M00S">
            <text:p>18:00</text:p>
          </table:table-cell>
          <table:table-cell table:formula="of:=[.C109]-[.B109]" office:value-type="time" office:time-value="PT08H00M00S">
            <text:p>08:00</text:p>
          </table:table-cell>
          <table:table-cell office:value-type="string">
            <text:p>user management</text:p>
          </table:table-cell>
          <table:table-cell/>
        </table:table-row>
        <table:table-row table:style-name="ro1">
          <table:table-cell office:value-type="date" office:date-value="2012-05-01">
            <text:p>2012-05-01</text:p>
          </table:table-cell>
          <table:table-cell office:value-type="time" office:time-value="PT10H00M00S">
            <text:p>10:00</text:p>
          </table:table-cell>
          <table:table-cell office:value-type="time" office:time-value="PT16H00M00S">
            <text:p>16:00</text:p>
          </table:table-cell>
          <table:table-cell table:formula="of:=[.C110]-[.B110]" office:value-type="time" office:time-value="PT06H00M00S">
            <text:p>06:0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2">
            <text:p>2012-05-02</text:p>
          </table:table-cell>
          <table:table-cell office:value-type="time" office:time-value="PT19H30M00S">
            <text:p>19:30</text:p>
          </table:table-cell>
          <table:table-cell office:value-type="time" office:time-value="PT23H00M00S">
            <text:p>23:00</text:p>
          </table:table-cell>
          <table:table-cell table:formula="of:=[.C111]-[.B111]" office:value-type="time" office:time-value="PT03H30M00S">
            <text:p>03:30</text:p>
          </table:table-cell>
          <table:table-cell office:value-type="string">
            <text:p>notepad and bulk printing</text:p>
          </table:table-cell>
          <table:table-cell/>
        </table:table-row>
        <table:table-row table:style-name="ro1">
          <table:table-cell office:value-type="date" office:date-value="2012-05-03">
            <text:p>2012-05-03</text:p>
          </table:table-cell>
          <table:table-cell office:value-type="time" office:time-value="PT20H30M00S">
            <text:p>20:30</text:p>
          </table:table-cell>
          <table:table-cell office:value-type="time" office:time-value="PT22H30M00S">
            <text:p>22:30</text:p>
          </table:table-cell>
          <table:table-cell table:formula="of:=[.C112]-[.B112]" office:value-type="time" office:time-value="PT02H00M00S">
            <text:p>02:00</text:p>
          </table:table-cell>
          <table:table-cell office:value-type="string">
            <text:p>bug fixes, improvement to notepad</text:p>
          </table:table-cell>
          <table:table-cell/>
        </table:table-row>
        <table:table-row table:style-name="ro1">
          <table:table-cell office:value-type="date" office:date-value="2012-05-05">
            <text:p>2012-05-05</text:p>
          </table:table-cell>
          <table:table-cell office:value-type="time" office:time-value="PT12H00M00S">
            <text:p>12:00</text:p>
          </table:table-cell>
          <table:table-cell office:value-type="time" office:time-value="PT18H00M00S">
            <text:p>18:00</text:p>
          </table:table-cell>
          <table:table-cell table:formula="of:=[.C113]-[.B113]" office:value-type="time" office:time-value="PT06H00M00S">
            <text:p>06:00</text:p>
          </table:table-cell>
          <table:table-cell office:value-type="string">
            <text:p>notepad on article-type management</text:p>
          </table:table-cell>
          <table:table-cell/>
        </table:table-row>
        <table:table-row table:style-name="ro1">
          <table:table-cell office:value-type="date" office:date-value="2012-05-06">
            <text:p>2012-05-06</text:p>
          </table:table-cell>
          <table:table-cell office:value-type="time" office:time-value="PT10H00M00S">
            <text:p>10:00</text:p>
          </table:table-cell>
          <table:table-cell office:value-type="time" office:time-value="PT15H00M00S">
            <text:p>15:00</text:p>
          </table:table-cell>
          <table:table-cell table:formula="of:=[.C114]-[.B114]" office:value-type="time" office:time-value="PT05H00M00S">
            <text:p>05:00</text:p>
          </table:table-cell>
          <table:table-cell office:value-type="string">
            <text:p>namefilter, notepad on article-type management</text:p>
          </table:table-cell>
          <table:table-cell/>
        </table:table-row>
        <table:table-row table:style-name="ro1">
          <table:table-cell office:value-type="date" office:date-value="2012-05-07">
            <text:p>2012-05-07</text:p>
          </table:table-cell>
          <table:table-cell office:value-type="time" office:time-value="PT20H00M00S">
            <text:p>20:00</text:p>
          </table:table-cell>
          <table:table-cell office:value-type="time" office:time-value="PT23H30M00S">
            <text:p>23:30</text:p>
          </table:table-cell>
          <table:table-cell table:formula="of:=[.C115]-[.B115]" office:value-type="time" office:time-value="PT03H30M00S">
            <text:p>03:30</text:p>
          </table:table-cell>
          <table:table-cell office:value-type="string">
            <text:p>panel ordering, style per category, +1/+10 articles</text:p>
          </table:table-cell>
          <table:table-cell/>
        </table:table-row>
        <table:table-row table:style-name="ro1">
          <table:table-cell office:value-type="date" office:date-value="2012-05-09">
            <text:p>2012-05-09</text:p>
          </table:table-cell>
          <table:table-cell office:value-type="time" office:time-value="PT22H00M00S">
            <text:p>22:00</text:p>
          </table:table-cell>
          <table:table-cell office:value-type="time" office:time-value="PT23H30M00S">
            <text:p>23:30</text:p>
          </table:table-cell>
          <table:table-cell table:formula="of:=[.C116]-[.B116]" office:value-type="time" office:time-value="PT01H30M00S">
            <text:p>01:3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0">
            <text:p>2012-05-10</text:p>
          </table:table-cell>
          <table:table-cell office:value-type="time" office:time-value="PT21H30M00S">
            <text:p>21:30</text:p>
          </table:table-cell>
          <table:table-cell office:value-type="time" office:time-value="PT23H30M00S">
            <text:p>23:30</text:p>
          </table:table-cell>
          <table:table-cell table:formula="of:=[.C117]-[.B117]" office:value-type="time" office:time-value="PT02H00M00S">
            <text:p>02:00</text:p>
          </table:table-cell>
          <table:table-cell office:value-type="string">
            <text:p>style per category persistence</text:p>
          </table:table-cell>
          <table:table-cell/>
        </table:table-row>
        <table:table-row table:style-name="ro1">
          <table:table-cell office:value-type="date" office:date-value="2012-05-12">
            <text:p>2012-05-12</text:p>
          </table:table-cell>
          <table:table-cell office:value-type="time" office:time-value="PT15H00M00S">
            <text:p>15:00</text:p>
          </table:table-cell>
          <table:table-cell office:value-type="time" office:time-value="PT17H30M00S">
            <text:p>17:30</text:p>
          </table:table-cell>
          <table:table-cell table:formula="of:=[.C118]-[.B118]" office:value-type="time" office:time-value="PT02H30M00S">
            <text:p>02:30</text:p>
          </table:table-cell>
          <table:table-cell office:value-type="string">
            <text:p>fixes according to viewing</text:p>
          </table:table-cell>
          <table:table-cell/>
        </table:table-row>
        <table:table-row table:style-name="ro1">
          <table:table-cell office:value-type="date" office:date-value="2012-05-14">
            <text:p>2012-05-14</text:p>
          </table:table-cell>
          <table:table-cell office:value-type="time" office:time-value="PT19H00M00S">
            <text:p>19:00</text:p>
          </table:table-cell>
          <table:table-cell office:value-type="time" office:time-value="PT23H45M00S">
            <text:p>23:45</text:p>
          </table:table-cell>
          <table:table-cell table:formula="of:=[.C119]-[.B119]" office:value-type="time" office:time-value="PT04H45M00S">
            <text:p>04:45</text:p>
          </table:table-cell>
          <table:table-cell office:value-type="string">
            <text:p>multi column size panel</text:p>
          </table:table-cell>
          <table:table-cell/>
        </table:table-row>
        <table:table-row table:style-name="ro1">
          <table:table-cell office:value-type="date" office:date-value="2012-05-16">
            <text:p>2012-05-16</text:p>
          </table:table-cell>
          <table:table-cell office:value-type="time" office:time-value="PT21H00M00S">
            <text:p>21:00</text:p>
          </table:table-cell>
          <table:table-cell office:value-type="time" office:time-value="PT23H30M00S">
            <text:p>23:30</text:p>
          </table:table-cell>
          <table:table-cell table:formula="of:=[.C120]-[.B120]" office:value-type="time" office:time-value="PT02H30M00S">
            <text:p>02:3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7">
            <text:p>2012-05-17</text:p>
          </table:table-cell>
          <table:table-cell office:value-type="time" office:time-value="PT10H00M00S">
            <text:p>10:00</text:p>
          </table:table-cell>
          <table:table-cell office:value-type="time" office:time-value="PT21H00M00S">
            <text:p>21:00</text:p>
          </table:table-cell>
          <table:table-cell table:formula="of:=[.C121]-[.B121]" office:value-type="time" office:time-value="PT11H00M00S">
            <text:p>11:00</text:p>
          </table:table-cell>
          <table:table-cell office:value-type="string">
            <text:p>tablecell for all filter panels</text:p>
          </table:table-cell>
          <table:table-cell/>
        </table:table-row>
        <table:table-row table:style-name="ro1">
          <table:table-cell office:value-type="date" office:date-value="2012-05-18">
            <text:p>2012-05-18</text:p>
          </table:table-cell>
          <table:table-cell office:value-type="time" office:time-value="PT16H00M00S">
            <text:p>16:00</text:p>
          </table:table-cell>
          <table:table-cell office:value-type="time" office:time-value="PT20H00M00S">
            <text:p>20:00</text:p>
          </table:table-cell>
          <table:table-cell table:formula="of:=[.C122]-[.B122]" office:value-type="time" office:time-value="PT04H00M00S">
            <text:p>04:00</text:p>
          </table:table-cell>
          <table:table-cell office:value-type="string">
            <text:p>bugfixes and improvements</text:p>
          </table:table-cell>
          <table:table-cell/>
        </table:table-row>
        <table:table-row table:style-name="ro1">
          <table:table-cell office:value-type="date" office:date-value="2012-05-19">
            <text:p>2012-05-19</text:p>
          </table:table-cell>
          <table:table-cell office:value-type="time" office:time-value="PT12H00M00S">
            <text:p>12:00</text:p>
          </table:table-cell>
          <table:table-cell office:value-type="time" office:time-value="PT20H00M00S">
            <text:p>20:00</text:p>
          </table:table-cell>
          <table:table-cell table:formula="of:=[.C123]-[.B123]" office:value-type="time" office:time-value="PT08H00M00S">
            <text:p>08:00</text:p>
          </table:table-cell>
          <table:table-cell office:value-type="string">
            <text:p>bulk editing</text:p>
          </table:table-cell>
          <table:table-cell/>
        </table:table-row>
        <table:table-row table:style-name="ro1">
          <table:table-cell office:value-type="date" office:date-value="2012-05-20">
            <text:p>2012-05-20</text:p>
          </table:table-cell>
          <table:table-cell office:value-type="time" office:time-value="PT14H00M00S">
            <text:p>14:00</text:p>
          </table:table-cell>
          <table:table-cell office:value-type="time" office:time-value="PT22H00M00S">
            <text:p>22:00</text:p>
          </table:table-cell>
          <table:table-cell table:formula="of:=[.C124]-[.B124]" office:value-type="time" office:time-value="PT08H00M00S">
            <text:p>08:00</text:p>
          </table:table-cell>
          <table:table-cell office:value-type="string">
            <text:p>notepad and delivery notice</text:p>
          </table:table-cell>
          <table:table-cell/>
        </table:table-row>
        <table:table-row table:style-name="ro1">
          <table:table-cell office:value-type="date" office:date-value="2012-05-21">
            <text:p>2012-05-21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5]-[.B125]" office:value-type="time" office:time-value="PT03H00M00S">
            <text:p>03:00</text:p>
          </table:table-cell>
          <table:table-cell office:value-type="string">
            <text:p>load/save notepad</text:p>
          </table:table-cell>
          <table:table-cell/>
        </table:table-row>
        <table:table-row table:style-name="ro1">
          <table:table-cell office:value-type="date" office:date-value="2012-05-22">
            <text:p>2012-05-22</text:p>
          </table:table-cell>
          <table:table-cell office:value-type="time" office:time-value="PT20H00M00S">
            <text:p>20:00</text:p>
          </table:table-cell>
          <table:table-cell office:value-type="time" office:time-value="PT23H00M00S">
            <text:p>23:00</text:p>
          </table:table-cell>
          <table:table-cell table:formula="of:=[.C126]-[.B126]" office:value-type="time" office:time-value="PT03H00M00S">
            <text:p>03:00</text:p>
          </table:table-cell>
          <table:table-cell office:value-type="string">
            <text:p>delivery notice formatting</text:p>
          </table:table-cell>
          <table:table-cell/>
        </table:table-row>
        <table:table-row table:style-name="ro1">
          <table:table-cell office:value-type="date" office:date-value="2012-05-23">
            <text:p>2012-05-23</text:p>
          </table:table-cell>
          <table:table-cell office:value-type="time" office:time-value="PT13H00M00S">
            <text:p>13:00</text:p>
          </table:table-cell>
          <table:table-cell office:value-type="time" office:time-value="PT16H30M00S">
            <text:p>16:30</text:p>
          </table:table-cell>
          <table:table-cell table:formula="of:=[.C127]-[.B127]" office:value-type="time" office:time-value="PT03H30M00S">
            <text:p>03:30</text:p>
          </table:table-cell>
          <table:table-cell office:value-type="string">
            <text:p>load/save delivery notice, shop details and delivery notice</text:p>
          </table:table-cell>
          <table:table-cell/>
        </table:table-row>
        <table:table-row table:style-name="ro1">
          <table:table-cell office:value-type="date" office:date-value="2012-05-30">
            <text:p>2012-05-30</text:p>
          </table:table-cell>
          <table:table-cell office:value-type="time" office:time-value="PT18H15M00S">
            <text:p>18:15</text:p>
          </table:table-cell>
          <table:table-cell office:value-type="time" office:time-value="PT21H00M00S">
            <text:p>21:00</text:p>
          </table:table-cell>
          <table:table-cell table:formula="of:=[.C128]-[.B128]" office:value-type="time" office:time-value="PT02H45M00S">
            <text:p>02:45</text:p>
          </table:table-cell>
          <table:table-cell office:value-type="string">
            <text:p>User-roles, load delivery notice by id (EAN)</text:p>
          </table:table-cell>
          <table:table-cell/>
        </table:table-row>
        <table:table-row table:style-name="ro1">
          <table:table-cell office:value-type="date" office:date-value="2012-05-31">
            <text:p>2012-05-31</text:p>
          </table:table-cell>
          <table:table-cell office:value-type="time" office:time-value="PT18H30M00S">
            <text:p>18:30</text:p>
          </table:table-cell>
          <table:table-cell office:value-type="time" office:time-value="PT22H00M00S">
            <text:p>22:00</text:p>
          </table:table-cell>
          <table:table-cell table:formula="of:=[.C129]-[.B129]" office:value-type="time" office:time-value="PT03H30M00S">
            <text:p>03:30</text:p>
          </table:table-cell>
          <table:table-cell office:value-type="string">
            <text:p>User-roles-bugfix, shop-stock</text:p>
          </table:table-cell>
          <table:table-cell/>
        </table:table-row>
        <table:table-row table:style-name="ro1">
          <table:table-cell office:value-type="date" office:date-value="2012-06-01">
            <text:p>2012-06-01</text:p>
          </table:table-cell>
          <table:table-cell office:value-type="time" office:time-value="PT14H00M00S">
            <text:p>14:00</text:p>
          </table:table-cell>
          <table:table-cell office:value-type="time" office:time-value="PT17H30M00S">
            <text:p>17:30</text:p>
          </table:table-cell>
          <table:table-cell table:formula="of:=[.C130]-[.B130]" office:value-type="time" office:time-value="PT03H30M00S">
            <text:p>03:30</text:p>
          </table:table-cell>
          <table:table-cell office:value-type="string">
            <text:p>Shop-stock view</text:p>
          </table:table-cell>
          <table:table-cell/>
        </table:table-row>
        <table:table-row table:style-name="ro1">
          <table:table-cell office:value-type="date" office:date-value="2012-06-02">
            <text:p>2012-06-02</text:p>
          </table:table-cell>
          <table:table-cell office:value-type="time" office:time-value="PT10H00M00S">
            <text:p>10:00</text:p>
          </table:table-cell>
          <table:table-cell office:value-type="time" office:time-value="PT13H00M00S">
            <text:p>13:00</text:p>
          </table:table-cell>
          <table:table-cell table:formula="of:=[.C131]-[.B131]" office:value-type="time" office:time-value="PT03H00M00S">
            <text:p>03:00</text:p>
          </table:table-cell>
          <table:table-cell office:value-type="string">
            <text:p>barcode scanning, bulk-update of shop stock</text:p>
          </table:table-cell>
          <table:table-cell/>
        </table:table-row>
        <table:table-row table:style-name="ro1">
          <table:table-cell office:value-type="date" office:date-value="2012-06-12">
            <text:p>2012-06-1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2]-[.B132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3">
            <text:p>2012-06-13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33]-[.B133]" office:value-type="time" office:time-value="PT02H00M00S">
            <text:p>02:00</text:p>
          </table:table-cell>
          <table:table-cell office:value-type="string">
            <text:p>sell articles</text:p>
          </table:table-cell>
          <table:table-cell/>
        </table:table-row>
        <table:table-row table:style-name="ro1">
          <table:table-cell office:value-type="date" office:date-value="2012-06-16">
            <text:p>2012-06-16</text:p>
          </table:table-cell>
          <table:table-cell office:value-type="time" office:time-value="PT10H00M00S">
            <text:p>10:00</text:p>
          </table:table-cell>
          <table:table-cell office:value-type="time" office:time-value="PT12H00M00S">
            <text:p>12:00</text:p>
          </table:table-cell>
          <table:table-cell table:formula="of:=[.C134]-[.B134]" office:value-type="time" office:time-value="PT02H00M00S">
            <text:p>02:00</text:p>
          </table:table-cell>
          <table:table-cell office:value-type="string">
            <text:p>sell statistic</text:p>
          </table:table-cell>
          <table:table-cell/>
        </table:table-row>
        <table:table-row table:style-name="ro1">
          <table:table-cell office:value-type="date" office:date-value="2012-06-20">
            <text:p>2012-06-20</text:p>
          </table:table-cell>
          <table:table-cell office:value-type="time" office:time-value="PT21H00M00S">
            <text:p>21:00</text:p>
          </table:table-cell>
          <table:table-cell office:value-type="time" office:time-value="PT22H30M00S">
            <text:p>22:30</text:p>
          </table:table-cell>
          <table:table-cell table:formula="of:=[.C135]-[.B135]" office:value-type="time" office:time-value="PT01H30M00S">
            <text:p>01:30</text:p>
          </table:table-cell>
          <table:table-cell office:value-type="string">
            <text:p>notepad infos, delivery-notice-ea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table:style-name="ce5" table:formula="of:=SUM([.D138:.D192])" office:value-type="time" office:time-value="PT95H30M00S">
            <text:p>95:30</text:p>
          </table:table-cell>
          <table:table-cell table:formula="of:=89*80" office:value-type="float" office:value="7120">
            <text:p>7120</text:p>
          </table:table-cell>
          <table:table-cell/>
        </table:table-row>
        <table:table-row table:style-name="ro1">
          <table:table-cell office:value-type="date" office:date-value="2012-06-23">
            <text:p>2012-06-23</text:p>
          </table:table-cell>
          <table:table-cell office:value-type="time" office:time-value="PT15H00M00S">
            <text:p>15:00</text:p>
          </table:table-cell>
          <table:table-cell office:value-type="time" office:time-value="PT16H30M00S">
            <text:p>16:30</text:p>
          </table:table-cell>
          <table:table-cell table:formula="of:=[.C138]-[.B138]" office:value-type="time" office:time-value="PT01H30M00S">
            <text:p>01:30</text:p>
          </table:table-cell>
          <table:table-cell office:value-type="string">
            <text:p>seperation of user address details</text:p>
          </table:table-cell>
          <table:table-cell/>
        </table:table-row>
        <table:table-row table:style-name="ro1">
          <table:table-cell office:value-type="date" office:date-value="2012-06-24">
            <text:p>2012-06-24</text:p>
          </table:table-cell>
          <table:table-cell office:value-type="time" office:time-value="PT09H15M00S">
            <text:p>09:15</text:p>
          </table:table-cell>
          <table:table-cell office:value-type="time" office:time-value="PT09H45M00S">
            <text:p>09:45</text:p>
          </table:table-cell>
          <table:table-cell table:formula="of:=[.C139]-[.B139]" office:value-type="time" office:time-value="PT00H30M00S">
            <text:p>00:30</text:p>
          </table:table-cell>
          <table:table-cell office:value-type="string">
            <text:p>added price sum to article-popup</text:p>
          </table:table-cell>
          <table:table-cell/>
        </table:table-row>
        <table:table-row table:style-name="ro1">
          <table:table-cell office:value-type="date" office:date-value="2012-06-30">
            <text:p>2012-06-30</text:p>
          </table:table-cell>
          <table:table-cell office:value-type="time" office:time-value="PT14H00M00S">
            <text:p>14:00</text:p>
          </table:table-cell>
          <table:table-cell office:value-type="time" office:time-value="PT17H00M00S">
            <text:p>17:00</text:p>
          </table:table-cell>
          <table:table-cell table:formula="of:=[.C140]-[.B140]" office:value-type="time" office:time-value="PT03H00M00S">
            <text:p>03:00</text:p>
          </table:table-cell>
          <table:table-cell office:value-type="string">
            <text:p>show full EAN, additional user management attributes</text:p>
          </table:table-cell>
          <table:table-cell/>
        </table:table-row>
        <table:table-row table:style-name="ro1">
          <table:table-cell office:value-type="date" office:date-value="2012-07-02">
            <text:p>2012-07-02</text:p>
          </table:table-cell>
          <table:table-cell office:value-type="time" office:time-value="PT19H00M00S">
            <text:p>19:00</text:p>
          </table:table-cell>
          <table:table-cell office:value-type="time" office:time-value="PT21H00M00S">
            <text:p>21:00</text:p>
          </table:table-cell>
          <table:table-cell table:formula="of:=[.C141]-[.B141]" office:value-type="time" office:time-value="PT02H00M00S">
            <text:p>02:00</text:p>
          </table:table-cell>
          <table:table-cell office:value-type="string">
            <text:p>price sum, seperate articles in sell statistic, date+time in sell statistic</text:p>
          </table:table-cell>
          <table:table-cell/>
        </table:table-row>
        <table:table-row table:style-name="ro1">
          <table:table-cell office:value-type="date" office:date-value="2012-07-03">
            <text:p>2012-07-0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42]-[.B142]" office:value-type="time" office:time-value="PT03H00M00S">
            <text:p>03:00</text:p>
          </table:table-cell>
          <table:table-cell office:value-type="string">
            <text:p>admin sell statistic for all and each shop seperatly</text:p>
          </table:table-cell>
          <table:table-cell/>
        </table:table-row>
        <table:table-row table:style-name="ro1">
          <table:table-cell office:value-type="date" office:date-value="2012-07-04">
            <text:p>2012-07-04</text:p>
          </table:table-cell>
          <table:table-cell office:value-type="time" office:time-value="PT19H00M00S">
            <text:p>19:00</text:p>
          </table:table-cell>
          <table:table-cell office:value-type="time" office:time-value="PT20H00M00S">
            <text:p>20:00</text:p>
          </table:table-cell>
          <table:table-cell table:formula="of:=[.C143]-[.B143]" office:value-type="time" office:time-value="PT01H00M00S">
            <text:p>01:00</text:p>
          </table:table-cell>
          <table:table-cell office:value-type="string">
            <text:p>show own sell statistic for shop</text:p>
          </table:table-cell>
          <table:table-cell/>
        </table:table-row>
        <table:table-row table:style-name="ro1">
          <table:table-cell office:value-type="date" office:date-value="2012-07-05">
            <text:p>2012-07-05</text:p>
          </table:table-cell>
          <table:table-cell office:value-type="time" office:time-value="PT19H30M00S">
            <text:p>19:30</text:p>
          </table:table-cell>
          <table:table-cell office:value-type="time" office:time-value="PT21H00M00S">
            <text:p>21:00</text:p>
          </table:table-cell>
          <table:table-cell table:formula="of:=[.C144]-[.B144]" office:value-type="time" office:time-value="PT01H30M00S">
            <text:p>01:30</text:p>
          </table:table-cell>
          <table:table-cell office:value-type="string">
            <text:p>notepad in stock view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1H00M00S">
            <text:p>11:00</text:p>
          </table:table-cell>
          <table:table-cell office:value-type="time" office:time-value="PT13H00M00S">
            <text:p>13:00</text:p>
          </table:table-cell>
          <table:table-cell table:formula="of:=[.C145]-[.B145]" office:value-type="time" office:time-value="PT02H00M00S">
            <text:p>02:00</text:p>
          </table:table-cell>
          <table:table-cell office:value-type="string">
            <text:p>+1/+10 to notepad in stock view, matrix for sell statistic</text:p>
          </table:table-cell>
          <table:table-cell/>
        </table:table-row>
        <table:table-row table:style-name="ro1">
          <table:table-cell office:value-type="date" office:date-value="2012-07-07">
            <text:p>2012-07-07</text:p>
          </table:table-cell>
          <table:table-cell office:value-type="time" office:time-value="PT14H30M00S">
            <text:p>14:30</text:p>
          </table:table-cell>
          <table:table-cell office:value-type="time" office:time-value="PT16H30M00S">
            <text:p>16:30</text:p>
          </table:table-cell>
          <table:table-cell table:formula="of:=[.C146]-[.B146]" office:value-type="time" office:time-value="PT02H00M00S">
            <text:p>02:00</text:p>
          </table:table-cell>
          <table:table-cell office:value-type="string">
            <text:p>removed panel mediator, filters for stock</text:p>
          </table:table-cell>
          <table:table-cell/>
        </table:table-row>
        <table:table-row table:style-name="ro1">
          <table:table-cell office:value-type="date" office:date-value="2012-07-08">
            <text:p>2012-07-08</text:p>
          </table:table-cell>
          <table:table-cell office:value-type="time" office:time-value="PT08H15M00S">
            <text:p>08:15</text:p>
          </table:table-cell>
          <table:table-cell office:value-type="time" office:time-value="PT09H45M00S">
            <text:p>09:45</text:p>
          </table:table-cell>
          <table:table-cell table:formula="of:=[.C147]-[.B147]" office:value-type="time" office:time-value="PT01H30M00S">
            <text:p>01:30</text:p>
          </table:table-cell>
          <table:table-cell office:value-type="string">
            <text:p>Promo-management: view</text:p>
          </table:table-cell>
          <table:table-cell/>
        </table:table-row>
        <table:table-row table:style-name="ro1">
          <table:table-cell office:value-type="date" office:date-value="2012-07-09">
            <text:p>2012-07-09</text:p>
          </table:table-cell>
          <table:table-cell office:value-type="time" office:time-value="PT22H00M00S">
            <text:p>22:00</text:p>
          </table:table-cell>
          <table:table-cell office:value-type="time" office:time-value="PT23H45M00S">
            <text:p>23:45</text:p>
          </table:table-cell>
          <table:table-cell table:formula="of:=[.C148]-[.B148]" office:value-type="time" office:time-value="PT01H45M00S">
            <text:p>01:45</text:p>
          </table:table-cell>
          <table:table-cell office:value-type="string">
            <text:p>promo sticker/flyer management</text:p>
          </table:table-cell>
          <table:table-cell/>
        </table:table-row>
        <table:table-row table:style-name="ro1">
          <table:table-cell office:value-type="date" office:date-value="2012-07-10">
            <text:p>2012-07-10</text:p>
          </table:table-cell>
          <table:table-cell office:value-type="time" office:time-value="PT18H00M00S">
            <text:p>18:00</text:p>
          </table:table-cell>
          <table:table-cell office:value-type="time" office:time-value="PT20H00M00S">
            <text:p>20:00</text:p>
          </table:table-cell>
          <table:table-cell table:formula="of:=[.C149]-[.B149]" office:value-type="time" office:time-value="PT02H00M00S">
            <text:p>02:00</text:p>
          </table:table-cell>
          <table:table-cell office:value-type="string">
            <text:p>promo sticker/flyer persistence and selling</text:p>
          </table:table-cell>
          <table:table-cell/>
        </table:table-row>
        <table:table-row table:style-name="ro1">
          <table:table-cell office:value-type="date" office:date-value="2012-07-14">
            <text:p>2012-07-14</text:p>
          </table:table-cell>
          <table:table-cell office:value-type="time" office:time-value="PT13H00M00S">
            <text:p>13:00</text:p>
          </table:table-cell>
          <table:table-cell office:value-type="time" office:time-value="PT17H00M00S">
            <text:p>17:00</text:p>
          </table:table-cell>
          <table:table-cell table:formula="of:=[.C150]-[.B150]" office:value-type="time" office:time-value="PT04H00M00S">
            <text:p>04:00</text:p>
          </table:table-cell>
          <table:table-cell office:value-type="string">
            <text:p>bugfixes, %-promos, remove from sell-popup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3H30M00S">
            <text:p>13:30</text:p>
          </table:table-cell>
          <table:table-cell office:value-type="time" office:time-value="PT16H15M00S">
            <text:p>16:15</text:p>
          </table:table-cell>
          <table:table-cell table:formula="of:=[.C151]-[.B151]" office:value-type="time" office:time-value="PT02H45M00S">
            <text:p>02:45</text:p>
          </table:table-cell>
          <table:table-cell office:value-type="string">
            <text:p>sell prices in statistic, at/de sell prices</text:p>
          </table:table-cell>
          <table:table-cell/>
        </table:table-row>
        <table:table-row table:style-name="ro1">
          <table:table-cell office:value-type="date" office:date-value="2012-07-15">
            <text:p>2012-07-15</text:p>
          </table:table-cell>
          <table:table-cell office:value-type="time" office:time-value="PT19H30M00S">
            <text:p>19:30</text:p>
          </table:table-cell>
          <table:table-cell office:value-type="time" office:time-value="PT21H15M00S">
            <text:p>21:15</text:p>
          </table:table-cell>
          <table:table-cell table:formula="of:=[.C152]-[.B152]" office:value-type="time" office:time-value="PT01H45M00S">
            <text:p>01:45</text:p>
          </table:table-cell>
          <table:table-cell table:style-name="ce8" office:value-type="string">
            <text:p>show articles amount in stock for stock filters</text:p>
          </table:table-cell>
          <table:table-cell/>
        </table:table-row>
        <table:table-row table:style-name="ro1">
          <table:table-cell office:value-type="date" office:date-value="2012-07-17">
            <text:p>2012-07-17</text:p>
          </table:table-cell>
          <table:table-cell office:value-type="time" office:time-value="PT17H45M00S">
            <text:p>17:45</text:p>
          </table:table-cell>
          <table:table-cell office:value-type="time" office:time-value="PT22H30M00S">
            <text:p>22:30</text:p>
          </table:table-cell>
          <table:table-cell table:formula="of:=[.C153]-[.B153]" office:value-type="time" office:time-value="PT04H45M00S">
            <text:p>04:45</text:p>
          </table:table-cell>
          <table:table-cell office:value-type="string">
            <text:p>bug fixes, show icons always, sorting of article table</text:p>
          </table:table-cell>
          <table:table-cell/>
        </table:table-row>
        <table:table-row table:style-name="ro1">
          <table:table-cell office:value-type="date" office:date-value="2012-07-21">
            <text:p>2012-07-21</text:p>
          </table:table-cell>
          <table:table-cell office:value-type="time" office:time-value="PT13H00M00S">
            <text:p>13:00</text:p>
          </table:table-cell>
          <table:table-cell office:value-type="time" office:time-value="PT16H00M00S">
            <text:p>16:00</text:p>
          </table:table-cell>
          <table:table-cell table:formula="of:=[.C154]-[.B154]" office:value-type="time" office:time-value="PT03H00M00S">
            <text:p>03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2">
            <text:p>2012-07-22</text:p>
          </table:table-cell>
          <table:table-cell office:value-type="time" office:time-value="PT13H00M00S">
            <text:p>13:00</text:p>
          </table:table-cell>
          <table:table-cell office:value-type="time" office:time-value="PT22H00M00S">
            <text:p>22:00</text:p>
          </table:table-cell>
          <table:table-cell table:formula="of:=[.C155]-[.B155]" office:value-type="time" office:time-value="PT09H00M00S">
            <text:p>09:00</text:p>
          </table:table-cell>
          <table:table-cell office:value-type="string">
            <text:p>price change</text:p>
          </table:table-cell>
          <table:table-cell/>
        </table:table-row>
        <table:table-row table:style-name="ro1">
          <table:table-cell office:value-type="date" office:date-value="2012-07-23">
            <text:p>2012-07-23</text:p>
          </table:table-cell>
          <table:table-cell office:value-type="time" office:time-value="PT19H00M00S">
            <text:p>19:00</text:p>
          </table:table-cell>
          <table:table-cell office:value-type="time" office:time-value="PT22H00M00S">
            <text:p>22:00</text:p>
          </table:table-cell>
          <table:table-cell table:formula="of:=[.C156]-[.B156]" office:value-type="time" office:time-value="PT03H00M00S">
            <text:p>03:00</text:p>
          </table:table-cell>
          <table:table-cell office:value-type="string">
            <text:p>price change: colors and bugfix</text:p>
          </table:table-cell>
          <table:table-cell/>
        </table:table-row>
        <table:table-row table:style-name="ro1">
          <table:table-cell office:value-type="date" office:date-value="2012-07-24">
            <text:p>2012-07-24</text:p>
          </table:table-cell>
          <table:table-cell office:value-type="time" office:time-value="PT20H00M00S">
            <text:p>20:00</text:p>
          </table:table-cell>
          <table:table-cell office:value-type="time" office:time-value="PT22H15M00S">
            <text:p>22:15</text:p>
          </table:table-cell>
          <table:table-cell table:formula="of:=[.C157]-[.B157]" office:value-type="time" office:time-value="PT02H15M00S">
            <text:p>02:15</text:p>
          </table:table-cell>
          <table:table-cell office:value-type="string">
            <text:p>several bugfixes and minor improvements</text:p>
          </table:table-cell>
          <table:table-cell/>
        </table:table-row>
        <table:table-row table:style-name="ro1">
          <table:table-cell office:value-type="date" office:date-value="2012-07-25">
            <text:p>2012-07-25</text:p>
          </table:table-cell>
          <table:table-cell office:value-type="time" office:time-value="PT19H30M00S">
            <text:p>19:30</text:p>
          </table:table-cell>
          <table:table-cell office:value-type="time" office:time-value="PT22H15M00S">
            <text:p>22:15</text:p>
          </table:table-cell>
          <table:table-cell table:formula="of:=[.C158]-[.B158]" office:value-type="time" office:time-value="PT02H45M00S">
            <text:p>02:45</text:p>
          </table:table-cell>
          <table:table-cell office:value-type="string">
            <text:p>several bugfixes and minor improvements, hide instead of delete</text:p>
          </table:table-cell>
          <table:table-cell/>
        </table:table-row>
        <table:table-row table:style-name="ro1">
          <table:table-cell office:value-type="date" office:date-value="2012-07-27">
            <text:p>2012-07-27</text:p>
          </table:table-cell>
          <table:table-cell office:value-type="time" office:time-value="PT15H30M00S">
            <text:p>15:30</text:p>
          </table:table-cell>
          <table:table-cell office:value-type="time" office:time-value="PT17H45M00S">
            <text:p>17:45</text:p>
          </table:table-cell>
          <table:table-cell table:formula="of:=[.C159]-[.B159]" office:value-type="time" office:time-value="PT02H15M00S">
            <text:p>02:15</text:p>
          </table:table-cell>
          <table:table-cell office:value-type="string">
            <text:p>Popup for articles into stock, article thumbnails, promos to sold articles</text:p>
          </table:table-cell>
          <table:table-cell/>
        </table:table-row>
        <table:table-row table:style-name="ro1">
          <table:table-cell office:value-type="date" office:date-value="2012-07-29">
            <text:p>2012-07-29</text:p>
          </table:table-cell>
          <table:table-cell office:value-type="time" office:time-value="PT20H00M00S">
            <text:p>20:00</text:p>
          </table:table-cell>
          <table:table-cell office:value-type="time" office:time-value="PT23H45M00S">
            <text:p>23:45</text:p>
          </table:table-cell>
          <table:table-cell table:formula="of:=[.C160]-[.B160]" office:value-type="time" office:time-value="PT03H45M00S">
            <text:p>03:45</text:p>
          </table:table-cell>
          <table:table-cell office:value-type="string">
            <text:p>Ware-input</text:p>
          </table:table-cell>
          <table:table-cell/>
        </table:table-row>
        <table:table-row table:style-name="ro1">
          <table:table-cell office:value-type="date" office:date-value="2012-07-30">
            <text:p>2012-07-30</text:p>
          </table:table-cell>
          <table:table-cell office:value-type="time" office:time-value="PT19H30M00S">
            <text:p>19:30</text:p>
          </table:table-cell>
          <table:table-cell office:value-type="time" office:time-value="PT23H45M00S">
            <text:p>23:45</text:p>
          </table:table-cell>
          <table:table-cell table:formula="of:=[.C161]-[.B161]" office:value-type="time" office:time-value="PT04H15M00S">
            <text:p>04:15</text:p>
          </table:table-cell>
          <table:table-cell office:value-type="string">
            <text:p>Ware-input, article details refactoring, remove from stock</text:p>
          </table:table-cell>
          <table:table-cell/>
        </table:table-row>
        <table:table-row table:style-name="ro1">
          <table:table-cell office:value-type="date" office:date-value="2012-07-31">
            <text:p>2012-07-31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2]-[.B162]" office:value-type="time" office:time-value="PT02H30M00S">
            <text:p>02:30</text:p>
          </table:table-cell>
          <table:table-cell office:value-type="string">
            <text:p>remove from stock panel, resize price on sticker</text:p>
          </table:table-cell>
          <table:table-cell/>
        </table:table-row>
        <table:table-row table:style-name="ro1">
          <table:table-cell office:value-type="date" office:date-value="2012-08-01">
            <text:p>2012-08-01</text:p>
          </table:table-cell>
          <table:table-cell office:value-type="time" office:time-value="PT19H30M00S">
            <text:p>19:30</text:p>
          </table:table-cell>
          <table:table-cell office:value-type="time" office:time-value="PT22H00M00S">
            <text:p>22:00</text:p>
          </table:table-cell>
          <table:table-cell table:formula="of:=[.C163]-[.B163]" office:value-type="time" office:time-value="PT02H30M00S">
            <text:p>02:30</text:p>
          </table:table-cell>
          <table:table-cell office:value-type="string">
            <text:p>notepad: sorting and scroll position</text:p>
          </table:table-cell>
          <table:table-cell/>
        </table:table-row>
        <table:table-row table:style-name="ro1">
          <table:table-cell office:value-type="date" office:date-value="2012-08-02">
            <text:p>2012-08-02</text:p>
          </table:table-cell>
          <table:table-cell office:value-type="time" office:time-value="PT20H00M00S">
            <text:p>20:00</text:p>
          </table:table-cell>
          <table:table-cell office:value-type="time" office:time-value="PT22H30M00S">
            <text:p>22:30</text:p>
          </table:table-cell>
          <table:table-cell table:formula="of:=[.C164]-[.B164]" office:value-type="time" office:time-value="PT02H30M00S">
            <text:p>02:30</text:p>
          </table:table-cell>
          <table:table-cell office:value-type="string">
            <text:p>prohibit delete of used articles, bugfix with image management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4H30M00S">
            <text:p>14:30</text:p>
          </table:table-cell>
          <table:table-cell office:value-type="time" office:time-value="PT16H00M00S">
            <text:p>16:00</text:p>
          </table:table-cell>
          <table:table-cell table:formula="of:=[.C165]-[.B165]" office:value-type="time" office:time-value="PT01H30M00S">
            <text:p>01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4">
            <text:p>2012-08-04</text:p>
          </table:table-cell>
          <table:table-cell office:value-type="time" office:time-value="PT19H00M00S">
            <text:p>19:00</text:p>
          </table:table-cell>
          <table:table-cell office:value-type="time" office:time-value="PT23H30M00S">
            <text:p>23:30</text:p>
          </table:table-cell>
          <table:table-cell table:formula="of:=[.C166]-[.B166]" office:value-type="time" office:time-value="PT04H30M00S">
            <text:p>04:3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1H00M00S">
            <text:p>11:00</text:p>
          </table:table-cell>
          <table:table-cell office:value-type="time" office:time-value="PT14H00M00S">
            <text:p>14:00</text:p>
          </table:table-cell>
          <table:table-cell table:formula="of:=[.C167]-[.B167]" office:value-type="time" office:time-value="PT03H00M00S">
            <text:p>03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5">
            <text:p>2012-08-05</text:p>
          </table:table-cell>
          <table:table-cell office:value-type="time" office:time-value="PT17H00M00S">
            <text:p>17:00</text:p>
          </table:table-cell>
          <table:table-cell office:value-type="time" office:time-value="PT21H00M00S">
            <text:p>21:00</text:p>
          </table:table-cell>
          <table:table-cell table:formula="of:=[.C168]-[.B168]" office:value-type="time" office:time-value="PT04H00M00S">
            <text:p>04:00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6">
            <text:p>2012-08-06</text:p>
          </table:table-cell>
          <table:table-cell office:value-type="time" office:time-value="PT20H00M00S">
            <text:p>20:00</text:p>
          </table:table-cell>
          <table:table-cell office:value-type="time" office:time-value="PT23H15M00S">
            <text:p>23:15</text:p>
          </table:table-cell>
          <table:table-cell table:formula="of:=[.C169]-[.B169]" office:value-type="time" office:time-value="PT03H15M00S">
            <text:p>03:15</text:p>
          </table:table-cell>
          <table:table-cell office:value-type="string">
            <text:p>stock of shop for admin</text:p>
          </table:table-cell>
          <table:table-cell/>
        </table:table-row>
        <table:table-row table:style-name="ro1">
          <table:table-cell office:value-type="date" office:date-value="2012-08-07">
            <text:p>2012-08-07</text:p>
          </table:table-cell>
          <table:table-cell office:value-type="time" office:time-value="PT19H00M00S">
            <text:p>19:00</text:p>
          </table:table-cell>
          <table:table-cell office:value-type="time" office:time-value="PT23H15M00S">
            <text:p>23:15</text:p>
          </table:table-cell>
          <table:table-cell table:formula="of:=[.C170]-[.B170]" office:value-type="time" office:time-value="PT04H15M00S">
            <text:p>04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09">
            <text:p>2012-08-09</text:p>
          </table:table-cell>
          <table:table-cell office:value-type="time" office:time-value="PT19H00M00S">
            <text:p>19:00</text:p>
          </table:table-cell>
          <table:table-cell office:value-type="time" office:time-value="PT20H15M00S">
            <text:p>20:15</text:p>
          </table:table-cell>
          <table:table-cell table:formula="of:=[.C171]-[.B171]" office:value-type="time" office:time-value="PT01H15M00S">
            <text:p>01:15</text:p>
          </table:table-cell>
          <table:table-cell office:value-type="string">
            <text:p>several bugfixes</text:p>
          </table:table-cell>
          <table:table-cell/>
        </table:table-row>
        <table:table-row table:style-name="ro1">
          <table:table-cell office:value-type="date" office:date-value="2012-08-12">
            <text:p>2012-08-12</text:p>
          </table:table-cell>
          <table:table-cell office:value-type="time" office:time-value="PT09H00M00S">
            <text:p>09:00</text:p>
          </table:table-cell>
          <table:table-cell office:value-type="time" office:time-value="PT10H00M00S">
            <text:p>10:00</text:p>
          </table:table-cell>
          <table:table-cell table:formula="of:=[.C172]-[.B172]" office:value-type="time" office:time-value="PT01H00M00S">
            <text:p>01:00</text:p>
          </table:table-cell>
          <table:table-cell office:value-type="string">
            <text:p>article scan textbox in menubar</text:p>
          </table:table-cell>
          <table:table-cell/>
        </table:table-row>
        <table:table-row table:style-name="ro1" table:number-rows-repeated="65363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odos" table:style-name="ta1" table:print="false"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>
            <text:p>Datenshutzerklaerung + cookies: xgames verwendet cookies im gegensatz zur aussage in der erklaerung</text:p>
          </table:table-cell>
          <table:table-cell/>
        </table:table-row>
        <table:table-row table:style-name="ro2">
          <table:table-cell table:style-name="ce9" office:value-type="string">
            <text:p>Um Probleme bei der Zustellung zu vermeiden ist die Angabe einer Telefonummer von Vorteil </text:p>
          </table:table-cell>
          <table:table-cell office:value-type="string">
            <text:p>beistrich</text:p>
          </table:table-cell>
        </table:table-row>
        <table:table-row table:style-name="ro2">
          <table:table-cell table:style-name="ce9" office:value-type="string">
            <text:p>Befindet sich ein XGames Geschäft in deiner Nähe dann wähle dieses als „NEXT XGames Store“ </text:p>
          </table:table-cell>
          <table:table-cell office:value-type="string">
            <text:p>beistrich</text:p>
          </table:table-cell>
        </table:table-row>
        <table:table-row table:style-name="ro1">
          <table:table-cell office:value-type="string">
            <text:p>Kundenmenu: Titel und Text, satzzeichen und typos</text:p>
          </table:table-cell>
          <table:table-cell/>
        </table:table-row>
        <table:table-row table:style-name="ro1">
          <table:table-cell office:value-type="string">
            <text:p>at/de shop: link zu datenschutz in mails ist falsch</text:p>
          </table:table-cell>
          <table:table-cell/>
        </table:table-row>
        <table:table-row table:style-name="ro1">
          <table:table-cell office:value-type="string">
            <text:p>derselbe artikel (nur 1 stueck verfuegbar) in 2 sessions im warenkorb, beide werden bestellt -&gt; was passiert?</text:p>
          </table:table-cell>
          <table:table-cell/>
        </table:table-row>
        <table:table-row table:style-name="ro1">
          <table:table-cell office:value-type="string">
            <text:p>sicherheitsloch: shop-admin link mit token -&gt; man braucht kein username/pwd/dongle</text:p>
          </table:table-cell>
          <table:table-cell/>
        </table:table-row>
        <table:table-row table:style-name="ro1">
          <table:table-cell office:value-type="string">
            <text:p>payment: datenschutz braucht man nicht anhaken bei bestellungen? Keine fehlermeldung wenn man nix anhakt?</text:p>
          </table:table-cell>
          <table:table-cell/>
        </table:table-row>
        <table:table-row table:style-name="ro1">
          <table:table-cell office:value-type="string">
            <text:p>shop at, (PS2 - RTL Ski Alpin 2005) in warenkorb, einloggen → 4 eur versandkosten, warum?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6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number:currency-style style:name="N111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1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1P0"/>
    </number:currency-style>
    <number:currency-style style:name="N113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3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7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7P0"/>
    </number:currency-style>
    <number:date-style style:name="N118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9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0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3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 number:calendar="jewish"/>
      <number:text> </number:text>
      <number:month number:calendar="jewish" number:style="long" number:textual="true"/>
    </number:date-style>
    <number:date-style style:name="N125">
      <number:month number:calendar="jewish" number:style="long" number:textual="true"/>
      <number:text> </number:text>
      <number:day number:calendar="jewish"/>
    </number:date-style>
    <number:date-style style:name="N126">
      <number:month number:calendar="jewish" number:style="long" number:textual="true"/>
      <number:text> </number:text>
      <number:year number:calendar="jewish" number:style="long"/>
    </number:date-style>
    <number:date-style style:name="N127">
      <number:month number:calendar="jewish" number:style="long" number:textual="true"/>
    </number:date-style>
    <number:date-style style:name="N128"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2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12">12.08.2012</text:date>, <text:time>10:04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1886H43M22S</meta:editing-duration>
    <meta:editing-cycles>228</meta:editing-cycles>
    <meta:generator>OpenOffice.org/3.1$Win32 OpenOffice.org_project/310m19$Build-9420</meta:generator>
    <dc:date>2012-08-12T10:04:16.76</dc:date>
    <dc:creator>Werner Puff</dc:creator>
    <meta:document-statistic meta:table-count="3" meta:cell-count="839" meta:object-count="0"/>
    <meta:user-defined meta:name="Info 1"/>
    <meta:user-defined meta:name="Info 2"/>
    <meta:user-defined meta:name="Info 3"/>
    <meta:user-defined meta:name="Info 4"/>
  </office:meta>
</office:document-meta>
</file>